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16.175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text-properties officeooo:rsid="000b58a1" officeooo:paragraph-rsid="000b58a1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22863a"/>
    </style:style>
    <style:style style:name="T2" style:family="text">
      <style:text-properties fo:color="#6f42c1"/>
    </style:style>
    <style:style style:name="T3" style:family="text">
      <style:text-properties fo:color="#032f62"/>
    </style:style>
    <style:style style:name="T4" style:family="text">
      <style:text-properties fo:color="#fafbfc" fo:background-color="#b31d28" loext:char-shading-value="0"/>
    </style:style>
    <style:style style:name="T5" style:family="text">
      <style:text-properties fo:color="#6a7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LM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bookmark text:name="LC1"/>&lt;!--<text:bookmark text:name="L2"/></text:p>
          </table:table-cell>
          <table:table-cell table:style-name="Tabla1.B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<text:bookmark text:name="LC2"/></text:p>
          </table:table-cell>
          <table:table-cell table:style-name="Tabla1.A1" office:value-type="string">
            <text:p text:style-name="P4"><text:bookmark text:name="L3"/></text:p>
          </table:table-cell>
        </table:table-row>
        <table:table-row>
          <table:table-cell table:style-name="Tabla1.A1" office:value-type="string">
            <text:p text:style-name="P4"><text:bookmark text:name="LC3"/></text:p>
          </table:table-cell>
          <table:table-cell table:style-name="Tabla1.A1" office:value-type="string">
            <text:p text:style-name="P3">ÍNDICE:<text:bookmark text:name="L4"/></text:p>
          </table:table-cell>
        </table:table-row>
        <table:table-row>
          <table:table-cell table:style-name="Tabla1.A1" office:value-type="string">
            <text:p text:style-name="P4"><text:bookmark text:name="LC4"/></text:p>
          </table:table-cell>
          <table:table-cell table:style-name="Tabla1.A1" office:value-type="string">
            <text:p text:style-name="P4"><text:bookmark text:name="L5"/></text:p>
          </table:table-cell>
        </table:table-row>
        <table:table-row>
          <table:table-cell table:style-name="Tabla1.A1" office:value-type="string">
            <text:p text:style-name="P4"><text:bookmark text:name="LC5"/></text:p>
          </table:table-cell>
          <table:table-cell table:style-name="Tabla1.A1" office:value-type="string">
            <text:p text:style-name="P3">1- HEAD - Links útiles de la página.<text:bookmark text:name="L6"/></text:p>
          </table:table-cell>
        </table:table-row>
        <table:table-row>
          <table:table-cell table:style-name="Tabla1.A1" office:value-type="string">
            <text:p text:style-name="P4"><text:bookmark text:name="LC6"/></text:p>
          </table:table-cell>
          <table:table-cell table:style-name="Tabla1.A1" office:value-type="string">
            <text:p text:style-name="P3">2- BODY - Cuerpo general de la página.<text:bookmark text:name="L7"/></text:p>
          </table:table-cell>
        </table:table-row>
        <table:table-row>
          <table:table-cell table:style-name="Tabla1.A1" office:value-type="string">
            <text:p text:style-name="P4"><text:bookmark text:name="LC7"/></text:p>
          </table:table-cell>
          <table:table-cell table:style-name="Tabla1.A1" office:value-type="string">
            <text:p text:style-name="P3">2.1 - HEADER<text:bookmark text:name="L8"/></text:p>
          </table:table-cell>
        </table:table-row>
        <table:table-row>
          <table:table-cell table:style-name="Tabla1.A1" office:value-type="string">
            <text:p text:style-name="P4"><text:bookmark text:name="LC8"/></text:p>
          </table:table-cell>
          <table:table-cell table:style-name="Tabla1.A1" office:value-type="string">
            <text:p text:style-name="P3">2.1.1 - Título y menú principal.<text:bookmark text:name="L9"/></text:p>
          </table:table-cell>
        </table:table-row>
        <table:table-row>
          <table:table-cell table:style-name="Tabla1.A1" office:value-type="string">
            <text:p text:style-name="P4"><text:bookmark text:name="LC9"/></text:p>
          </table:table-cell>
          <table:table-cell table:style-name="Tabla1.A1" office:value-type="string">
            <text:p text:style-name="P3">2.1.2 - Menú para media queries.<text:bookmark text:name="L10"/></text:p>
          </table:table-cell>
        </table:table-row>
        <table:table-row>
          <table:table-cell table:style-name="Tabla1.A1" office:value-type="string">
            <text:p text:style-name="P4"><text:bookmark text:name="LC10"/></text:p>
          </table:table-cell>
          <table:table-cell table:style-name="Tabla1.A1" office:value-type="string">
            <text:p text:style-name="P3">2.2 - CONTENEDOR GENERAL.<text:bookmark text:name="L11"/></text:p>
          </table:table-cell>
        </table:table-row>
        <table:table-row>
          <table:table-cell table:style-name="Tabla1.A1" office:value-type="string">
            <text:p text:style-name="P4"><text:bookmark text:name="LC11"/></text:p>
          </table:table-cell>
          <table:table-cell table:style-name="Tabla1.A1" office:value-type="string">
            <text:p text:style-name="P3">2.2.1 - Menú slide de imágenes.<text:bookmark text:name="L12"/></text:p>
          </table:table-cell>
        </table:table-row>
        <table:table-row>
          <table:table-cell table:style-name="Tabla1.A1" office:value-type="string">
            <text:p text:style-name="P4"><text:bookmark text:name="LC12"/></text:p>
          </table:table-cell>
          <table:table-cell table:style-name="Tabla1.A1" office:value-type="string">
            <text:p text:style-name="P3">2.2.2 - Columna contenedora de secciones.<text:bookmark text:name="L13"/></text:p>
          </table:table-cell>
        </table:table-row>
        <table:table-row>
          <table:table-cell table:style-name="Tabla1.A1" office:value-type="string">
            <text:p text:style-name="P4"><text:bookmark text:name="LC13"/></text:p>
          </table:table-cell>
          <table:table-cell table:style-name="Tabla1.A1" office:value-type="string">
            <text:p text:style-name="P3">a) Menú secundario.<text:bookmark text:name="L14"/></text:p>
          </table:table-cell>
        </table:table-row>
        <table:table-row>
          <table:table-cell table:style-name="Tabla1.A1" office:value-type="string">
            <text:p text:style-name="P4"><text:bookmark text:name="LC14"/></text:p>
          </table:table-cell>
          <table:table-cell table:style-name="Tabla1.A1" office:value-type="string">
            <text:p text:style-name="P3">b) Main: video y noticias de recetas.<text:bookmark text:name="L15"/></text:p>
          </table:table-cell>
        </table:table-row>
        <table:table-row>
          <table:table-cell table:style-name="Tabla1.A1" office:value-type="string">
            <text:p text:style-name="P4"><text:bookmark text:name="LC15"/></text:p>
          </table:table-cell>
          <table:table-cell table:style-name="Tabla1.A1" office:value-type="string">
            <text:p text:style-name="P3">c) Aside: "sobre mí".<text:bookmark text:name="L16"/></text:p>
          </table:table-cell>
        </table:table-row>
        <table:table-row>
          <table:table-cell table:style-name="Tabla1.A1" office:value-type="string">
            <text:p text:style-name="P4"><text:bookmark text:name="LC16"/></text:p>
          </table:table-cell>
          <table:table-cell table:style-name="Tabla1.A1" office:value-type="string">
            <text:p text:style-name="P3">d) Footer: links a redes sociales.<text:bookmark text:name="L17"/></text:p>
          </table:table-cell>
        </table:table-row>
        <table:table-row>
          <table:table-cell table:style-name="Tabla1.A1" office:value-type="string">
            <text:p text:style-name="P4"><text:bookmark text:name="LC17"/></text:p>
          </table:table-cell>
          <table:table-cell table:style-name="Tabla1.A1" office:value-type="string">
            <text:p text:style-name="P4"><text:bookmark text:name="L18"/></text:p>
          </table:table-cell>
        </table:table-row>
        <table:table-row>
          <table:table-cell table:style-name="Tabla1.A1" office:value-type="string">
            <text:p text:style-name="P4"><text:bookmark text:name="LC18"/></text:p>
          </table:table-cell>
          <table:table-cell table:style-name="Tabla1.A1" office:value-type="string">
            <text:p text:style-name="P3">--&gt;<text:bookmark text:name="L19"/></text:p>
          </table:table-cell>
        </table:table-row>
        <table:table-row>
          <table:table-cell table:style-name="Tabla1.A1" office:value-type="string">
            <text:p text:style-name="P4"><text:bookmark text:name="LC19"/></text:p>
          </table:table-cell>
          <table:table-cell table:style-name="Tabla1.A1" office:value-type="string">
            <text:p text:style-name="P4"><text:bookmark text:name="L20"/></text:p>
          </table:table-cell>
        </table:table-row>
        <table:table-row>
          <table:table-cell table:style-name="Tabla1.A1" office:value-type="string">
            <text:p text:style-name="P4"><text:bookmark text:name="LC20"/></text:p>
          </table:table-cell>
          <table:table-cell table:style-name="Tabla1.A1" office:value-type="string">
            <text:p text:style-name="P2">&lt;!DOCTYPE html&gt;<text:bookmark text:name="L21"/></text:p>
          </table:table-cell>
        </table:table-row>
        <table:table-row>
          <table:table-cell table:style-name="Tabla1.A1" office:value-type="string">
            <text:p text:style-name="P4"><text:bookmark text:name="LC21"/></text:p>
          </table:table-cell>
          <table:table-cell table:style-name="Tabla1.A1" office:value-type="string">
            <text:p text:style-name="P2">&lt;<text:span text:style-name="T1">html</text:span> <text:span text:style-name="T2">lang</text:span>=<text:span text:style-name="T3">"en"</text:span>&gt;<text:bookmark text:name="L22"/></text:p>
          </table:table-cell>
        </table:table-row>
        <table:table-row>
          <table:table-cell table:style-name="Tabla1.A1" office:value-type="string">
            <text:p text:style-name="P4"><text:bookmark text:name="LC22"/></text:p>
          </table:table-cell>
          <table:table-cell table:style-name="Tabla1.A1" office:value-type="string">
            <text:p text:style-name="P4"><text:bookmark text:name="L23"/></text:p>
          </table:table-cell>
        </table:table-row>
        <table:table-row>
          <table:table-cell table:style-name="Tabla1.A1" office:value-type="string">
            <text:p text:style-name="P4"><text:bookmark text:name="LC23"/></text:p>
          </table:table-cell>
          <table:table-cell table:style-name="Tabla1.A1" office:value-type="string">
            <text:p text:style-name="P3">&lt;!--<text:bookmark text:name="L24"/></text:p>
          </table:table-cell>
        </table:table-row>
        <table:table-row>
          <table:table-cell table:style-name="Tabla1.A1" office:value-type="string">
            <text:p text:style-name="P4"><text:bookmark text:name="LC24"/></text:p>
          </table:table-cell>
          <table:table-cell table:style-name="Tabla1.A1" office:value-type="string">
            <text:p text:style-name="P3">1 <text:span text:style-name="T4">----------</text:span> HEAD - Links útiles de la página ----------&gt;<text:bookmark text:name="L25"/></text:p>
          </table:table-cell>
        </table:table-row>
        <table:table-row>
          <table:table-cell table:style-name="Tabla1.A1" office:value-type="string">
            <text:p text:style-name="P4"><text:bookmark text:name="LC25"/></text:p>
          </table:table-cell>
          <table:table-cell table:style-name="Tabla1.A1" office:value-type="string">
            <text:p text:style-name="P4"><text:bookmark text:name="L26"/></text:p>
          </table:table-cell>
        </table:table-row>
        <table:table-row>
          <table:table-cell table:style-name="Tabla1.A1" office:value-type="string">
            <text:p text:style-name="P4"><text:bookmark text:name="LC26"/></text:p>
          </table:table-cell>
          <table:table-cell table:style-name="Tabla1.A1" office:value-type="string">
            <text:p text:style-name="P2">&lt;<text:span text:style-name="T1">head</text:span>&gt;<text:bookmark text:name="L27"/></text:p>
          </table:table-cell>
        </table:table-row>
        <table:table-row>
          <table:table-cell table:style-name="Tabla1.A1" office:value-type="string">
            <text:p text:style-name="P4"><text:bookmark text:name="LC27"/></text:p>
          </table:table-cell>
          <table:table-cell table:style-name="Tabla1.A1" office:value-type="string">
            <text:p text:style-name="P2">&lt;<text:span text:style-name="T1">meta</text:span> <text:span text:style-name="T2">charset</text:span>=<text:span text:style-name="T3">"UTF-8"</text:span>&gt;<text:bookmark text:name="L28"/></text:p>
          </table:table-cell>
        </table:table-row>
        <table:table-row>
          <table:table-cell table:style-name="Tabla1.A1" office:value-type="string">
            <text:p text:style-name="P4"><text:bookmark text:name="LC28"/></text:p>
          </table:table-cell>
          <table:table-cell table:style-name="Tabla1.A1" office:value-type="string">
            <text:p text:style-name="P2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text:bookmark text:name="L29"/></text:p>
          </table:table-cell>
        </table:table-row>
        <table:table-row>
          <table:table-cell table:style-name="Tabla1.A1" office:value-type="string">
            <text:p text:style-name="P4"><text:bookmark text:name="LC29"/></text:p>
          </table:table-cell>
          <table:table-cell table:style-name="Tabla1.A1" office:value-type="string">
            <text:p text:style-name="P2">&lt;<text:span text:style-name="T1">meta</text:span> <text:span text:style-name="T2">http-equiv</text:span>=<text:span text:style-name="T3">"X-UA-Compatible"</text:span> <text:span text:style-name="T2">content</text:span>=<text:span text:style-name="T3">"ie=edge"</text:span>&gt;<text:bookmark text:name="L30"/></text:p>
          </table:table-cell>
        </table:table-row>
        <table:table-row>
          <table:table-cell table:style-name="Tabla1.A1" office:value-type="string">
            <text:p text:style-name="P4"><text:bookmark text:name="LC30"/></text:p>
          </table:table-cell>
          <table:table-cell table:style-name="Tabla1.A1" office:value-type="string">
            <text:p text:style-name="P2">&lt;<text:span text:style-name="T1">title</text:span>&gt;Mi blog de cocina&lt;/<text:span text:style-name="T1">title</text:span>&gt;<text:bookmark text:name="L31"/></text:p>
          </table:table-cell>
        </table:table-row>
        <table:table-row>
          <table:table-cell table:style-name="Tabla1.A1" office:value-type="string">
            <text:p text:style-name="P4"><text:bookmark text:name="LC31"/></text:p>
          </table:table-cell>
          <table:table-cell table:style-name="Tabla1.A1" office:value-type="string">
            <text:p text:style-name="P2">&lt;<text:span text:style-name="T1">link</text:span> <text:span text:style-name="T2">href</text:span>=<text:span text:style-name="T3">"https://fonts.googleapis.com/css?family=IBM+Plex+Mono"</text:span> <text:span text:style-name="T2">rel</text:span>=<text:span text:style-name="T3">"stylesheet"</text:span>&gt;<text:bookmark text:name="L32"/></text:p>
          </table:table-cell>
        </table:table-row>
        <table:table-row>
          <table:table-cell table:style-name="Tabla1.A1" office:value-type="string">
            <text:p text:style-name="P4"><text:bookmark text:name="LC32"/></text:p>
          </table:table-cell>
          <table:table-cell table:style-name="Tabla1.A1" office:value-type="string">
            <text:p text:style-name="P2">&lt;<text:span text:style-name="T1">link</text:span> <text:span text:style-name="T2">href</text:span>=<text:span text:style-name="T3">"https://fonts.googleapis.com/css?family=Indie+Flower"</text:span> <text:span text:style-name="T2">rel</text:span>=<text:span text:style-name="T3">"stylesheet"</text:span>&gt;<text:bookmark text:name="L33"/></text:p>
          </table:table-cell>
        </table:table-row>
        <table:table-row>
          <table:table-cell table:style-name="Tabla1.A1" office:value-type="string">
            <text:p text:style-name="P4"><text:bookmark text:name="LC33"/></text:p>
          </table:table-cell>
          <table:table-cell table:style-name="Tabla1.A1" office:value-type="string">
            <text:p text:style-name="P2">&lt;<text:span text:style-name="T1">link</text:span> <text:span text:style-name="T2">rel</text:span>=<text:span text:style-name="T3">"stylesheet"</text:span> <text:span text:style-name="T2">href</text:span>=<text:span text:style-name="T3">"https://use.fontawesome.com/releases/v5.8.1/css/all.css"</text:span><text:bookmark text:name="L34"/></text:p>
          </table:table-cell>
        </table:table-row>
        <table:table-row>
          <table:table-cell table:style-name="Tabla1.A1" office:value-type="string">
            <text:p text:style-name="P4"><text:bookmark text:name="LC34"/></text:p>
          </table:table-cell>
          <table:table-cell table:style-name="Tabla1.A1" office:value-type="string">
            <text:p text:style-name="P2"><text:span text:style-name="T2">integrity</text:span>=<text:span text:style-name="T3">"sha384-50oBUHEmvpQ+1lW4y57PTFmhCaXp0ML5d60M1M7uH2+nqUivzIebhndOJK28anvf"</text:span> <text:span text:style-name="T2">crossorigin</text:span>=<text:span text:style-name="T3">"anonymous"</text:span>&gt;<text:bookmark text:name="L35"/></text:p>
          </table:table-cell>
        </table:table-row>
        <table:table-row>
          <table:table-cell table:style-name="Tabla1.A1" office:value-type="string">
            <text:p text:style-name="P4"><text:bookmark text:name="LC35"/></text:p>
          </table:table-cell>
          <table:table-cell table:style-name="Tabla1.A1" office:value-type="string">
            <text:p text:style-name="P2">&lt;<text:span text:style-name="T1">link</text:span> <text:span text:style-name="T2">rel</text:span>=<text:span text:style-name="T3">"stylesheet"</text:span> <text:span text:style-name="T2">type</text:span>=<text:span text:style-name="T3">"text/css"</text:span> <text:span text:style-name="T2">href</text:span>=<text:span text:style-name="T3">"styles/css/main.css"</text:span> /&gt;<text:bookmark text:name="L36"/></text:p>
          </table:table-cell>
        </table:table-row>
        <table:table-row>
          <table:table-cell table:style-name="Tabla1.A1" office:value-type="string">
            <text:p text:style-name="P4"><text:bookmark text:name="LC36"/></text:p>
          </table:table-cell>
          <table:table-cell table:style-name="Tabla1.A1" office:value-type="string">
            <text:p text:style-name="P4"><text:bookmark text:name="L37"/></text:p>
          </table:table-cell>
        </table:table-row>
        <table:table-row>
          <table:table-cell table:style-name="Tabla1.A1" office:value-type="string">
            <text:p text:style-name="P4"><text:bookmark text:name="LC37"/></text:p>
          </table:table-cell>
          <table:table-cell table:style-name="Tabla1.A1" office:value-type="string">
            <text:p text:style-name="P2">&lt;/<text:span text:style-name="T1">head</text:span>&gt;<text:bookmark text:name="L38"/></text:p>
          </table:table-cell>
        </table:table-row>
        <table:table-row>
          <table:table-cell table:style-name="Tabla1.A1" office:value-type="string">
            <text:p text:style-name="P4"><text:bookmark text:name="LC38"/></text:p>
          </table:table-cell>
          <table:table-cell table:style-name="Tabla1.A1" office:value-type="string">
            <text:p text:style-name="P4"><text:bookmark text:name="L39"/></text:p>
          </table:table-cell>
        </table:table-row>
        <table:table-row>
          <table:table-cell table:style-name="Tabla1.A1" office:value-type="string">
            <text:p text:style-name="P4"><text:bookmark text:name="LC39"/></text:p>
          </table:table-cell>
          <table:table-cell table:style-name="Tabla1.A1" office:value-type="string">
            <text:p text:style-name="P3">&lt;!--<text:bookmark text:name="L40"/></text:p>
          </table:table-cell>
        </table:table-row>
        <table:table-row>
          <table:table-cell table:style-name="Tabla1.A1" office:value-type="string">
            <text:p text:style-name="P4"><text:bookmark text:name="LC40"/></text:p>
          </table:table-cell>
          <table:table-cell table:style-name="Tabla1.A1" office:value-type="string">
            <text:p text:style-name="P3">2 <text:span text:style-name="T4">----------</text:span> BODY -Cuerpo general de la página ----------&gt;<text:bookmark text:name="L41"/></text:p>
          </table:table-cell>
        </table:table-row>
        <table:table-row>
          <table:table-cell table:style-name="Tabla1.A1" office:value-type="string">
            <text:p text:style-name="P4"><text:bookmark text:name="LC41"/></text:p>
          </table:table-cell>
          <table:table-cell table:style-name="Tabla1.A1" office:value-type="string">
            <text:p text:style-name="P4"><text:bookmark text:name="L42"/></text:p>
          </table:table-cell>
        </table:table-row>
        <table:table-row>
          <table:table-cell table:style-name="Tabla1.A1" office:value-type="string">
            <text:p text:style-name="P4"><text:bookmark text:name="LC42"/></text:p>
          </table:table-cell>
          <table:table-cell table:style-name="Tabla1.A1" office:value-type="string">
            <text:p text:style-name="P2">&lt;<text:span text:style-name="T1">body</text:span> <text:span text:style-name="T2">id</text:span>=<text:span text:style-name="T3">"home"</text:span>&gt;<text:bookmark text:name="L43"/></text:p>
          </table:table-cell>
        </table:table-row>
        <table:table-row>
          <table:table-cell table:style-name="Tabla1.A1" office:value-type="string">
            <text:p text:style-name="P4"><text:bookmark text:name="LC43"/></text:p>
          </table:table-cell>
          <table:table-cell table:style-name="Tabla1.A1" office:value-type="string">
            <text:p text:style-name="P4"><text:bookmark text:name="L44"/></text:p>
          </table:table-cell>
        </table:table-row>
        <table:table-row>
          <table:table-cell table:style-name="Tabla1.A1" office:value-type="string">
            <text:p text:style-name="P4"><text:bookmark text:name="LC44"/></text:p>
          </table:table-cell>
          <table:table-cell table:style-name="Tabla1.A1" office:value-type="string">
            <text:p text:style-name="P3">&lt;!--<text:bookmark text:name="L45"/></text:p>
          </table:table-cell>
        </table:table-row>
        <table:table-row>
          <table:table-cell table:style-name="Tabla1.A1" office:value-type="string">
            <text:p text:style-name="P4"><text:bookmark text:name="LC45"/></text:p>
          </table:table-cell>
          <table:table-cell table:style-name="Tabla1.A1" office:value-type="string">
            <text:p text:style-name="P3">2.1 <text:span text:style-name="T4">----------</text:span> HEADER ----------&gt;<text:bookmark text:name="L46"/></text:p>
          </table:table-cell>
        </table:table-row>
        <table:table-row>
          <table:table-cell table:style-name="Tabla1.A1" office:value-type="string">
            <text:p text:style-name="P4"><text:bookmark text:name="LC46"/></text:p>
          </table:table-cell>
          <table:table-cell table:style-name="Tabla1.A1" office:value-type="string">
            <text:p text:style-name="P4"><text:bookmark text:name="L47"/></text:p>
          </table:table-cell>
        </table:table-row>
        <table:table-row>
          <table:table-cell table:style-name="Tabla1.A1" office:value-type="string">
            <text:p text:style-name="P4"><text:bookmark text:name="LC47"/></text:p>
          </table:table-cell>
          <table:table-cell table:style-name="Tabla1.A1" office:value-type="string">
            <text:p text:style-name="P2">&lt;<text:span text:style-name="T1">header</text:span>&gt;<text:bookmark text:name="L48"/></text:p>
          </table:table-cell>
        </table:table-row>
        <table:table-row>
          <table:table-cell table:style-name="Tabla1.A1" office:value-type="string">
            <text:p text:style-name="P4"><text:bookmark text:name="LC48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header-container"</text:span>&gt;<text:bookmark text:name="L49"/></text:p>
          </table:table-cell>
        </table:table-row>
        <table:table-row>
          <table:table-cell table:style-name="Tabla1.A1" office:value-type="string">
            <text:p text:style-name="P4"><text:bookmark text:name="LC49"/></text:p>
          </table:table-cell>
          <table:table-cell table:style-name="Tabla1.A1" office:value-type="string">
            <text:p text:style-name="P4"><text:bookmark text:name="L50"/></text:p>
          </table:table-cell>
        </table:table-row>
        <table:table-row>
          <table:table-cell table:style-name="Tabla1.A1" office:value-type="string">
            <text:p text:style-name="P4"><text:bookmark text:name="LC50"/></text:p>
          </table:table-cell>
          <table:table-cell table:style-name="Tabla1.A1" office:value-type="string">
            <text:p text:style-name="P3">&lt;!--<text:bookmark text:name="L51"/></text:p>
          </table:table-cell>
        </table:table-row>
        <table:table-row>
          <table:table-cell table:style-name="Tabla1.A1" office:value-type="string">
            <text:p text:style-name="P4"><text:bookmark text:name="LC51"/></text:p>
          </table:table-cell>
          <table:table-cell table:style-name="Tabla1.A1" office:value-type="string">
            <text:p text:style-name="P3">2.1.1 <text:span text:style-name="T4">----------</text:span> Título y menú principal ----------&gt;<text:bookmark text:name="L52"/></text:p>
          </table:table-cell>
        </table:table-row>
        <table:table-row>
          <table:table-cell table:style-name="Tabla1.A1" office:value-type="string">
            <text:p text:style-name="P4"><text:bookmark text:name="LC52"/></text:p>
          </table:table-cell>
          <table:table-cell table:style-name="Tabla1.A1" office:value-type="string">
            <text:p text:style-name="P4"><text:bookmark text:name="L53"/></text:p>
          </table:table-cell>
        </table:table-row>
        <table:table-row>
          <table:table-cell table:style-name="Tabla1.A1" office:value-type="string">
            <text:p text:style-name="P4"><text:bookmark text:name="LC5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main-menu"</text:span>&gt;<text:bookmark text:name="L54"/></text:p>
          </table:table-cell>
        </table:table-row>
        <table:table-row>
          <table:table-cell table:style-name="Tabla1.A1" office:value-type="string">
            <text:p text:style-name="P4"><text:bookmark text:name="LC54"/></text:p>
          </table:table-cell>
          <table:table-cell table:style-name="Tabla1.A1" office:value-type="string">
            <text:p text:style-name="P2">&lt;<text:span text:style-name="T1">h1</text:span>&gt;Mi blog de cocina&lt;/<text:span text:style-name="T1">h1</text:span>&gt;<text:bookmark text:name="L55"/></text:p>
          </table:table-cell>
        </table:table-row>
        <text:soft-page-break/>
        <table:table-row>
          <table:table-cell table:style-name="Tabla1.A1" office:value-type="string">
            <text:p text:style-name="P4"><text:bookmark text:name="LC55"/></text:p>
          </table:table-cell>
          <table:table-cell table:style-name="Tabla1.A1" office:value-type="string">
            <text:p text:style-name="P2">&lt;<text:span text:style-name="T1">nav</text:span>&gt;<text:bookmark text:name="L56"/></text:p>
          </table:table-cell>
        </table:table-row>
        <table:table-row>
          <table:table-cell table:style-name="Tabla1.A1" office:value-type="string">
            <text:p text:style-name="P4"><text:bookmark text:name="LC56"/></text:p>
          </table:table-cell>
          <table:table-cell table:style-name="Tabla1.A1" office:value-type="string">
            <text:p text:style-name="P2">&lt;<text:span text:style-name="T1">ul</text:span>&gt;<text:bookmark text:name="L57"/></text:p>
          </table:table-cell>
        </table:table-row>
        <table:table-row>
          <table:table-cell table:style-name="Tabla1.A1" office:value-type="string">
            <text:p text:style-name="P4"><text:bookmark text:name="LC57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ome.html"</text:span>&gt;HOME&lt;/<text:span text:style-name="T1">a</text:span>&gt;&lt;/<text:span text:style-name="T1">li</text:span>&gt;<text:bookmark text:name="L58"/></text:p>
          </table:table-cell>
        </table:table-row>
        <table:table-row>
          <table:table-cell table:style-name="Tabla1.A1" office:value-type="string">
            <text:p text:style-name="P4"><text:bookmark text:name="LC58"/></text:p>
          </table:table-cell>
          <table:table-cell table:style-name="Tabla1.A1" office:value-type="string">
            <text:p text:style-name="P2">&lt;<text:span text:style-name="T1">li</text:span> <text:span text:style-name="T2">class</text:span>=<text:span text:style-name="T3">"sub-menu-container"</text:span>&gt;&lt;<text:span text:style-name="T1">a</text:span> <text:span text:style-name="T2">href</text:span>=<text:span text:style-name="T3">"#"</text:span>&gt;PLATOS&lt;<text:span text:style-name="T1">i</text:span> <text:span text:style-name="T2">class</text:span>=<text:span text:style-name="T3">"fas fa-sort-down"</text:span>&gt;&lt;/<text:span text:style-name="T1">i</text:span>&gt;&lt;/<text:span text:style-name="T1">a</text:span>&gt;<text:bookmark text:name="L59"/></text:p>
          </table:table-cell>
        </table:table-row>
        <table:table-row>
          <table:table-cell table:style-name="Tabla1.A1" office:value-type="string">
            <text:p text:style-name="P4"><text:bookmark text:name="LC59"/></text:p>
          </table:table-cell>
          <table:table-cell table:style-name="Tabla1.A1" office:value-type="string">
            <text:p text:style-name="P2">&lt;<text:span text:style-name="T1">ul</text:span> <text:span text:style-name="T2">class</text:span>=<text:span text:style-name="T3">"sub-menu"</text:span>&gt;<text:bookmark text:name="L60"/></text:p>
          </table:table-cell>
        </table:table-row>
        <table:table-row>
          <table:table-cell table:style-name="Tabla1.A1" office:value-type="string">
            <text:p text:style-name="P4"><text:bookmark text:name="LC60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recepies.html"</text:span>&gt;Ensaladas&lt;/<text:span text:style-name="T1">a</text:span>&gt;&lt;/<text:span text:style-name="T1">li</text:span>&gt;<text:bookmark text:name="L61"/></text:p>
          </table:table-cell>
        </table:table-row>
        <table:table-row>
          <table:table-cell table:style-name="Tabla1.A1" office:value-type="string">
            <text:p text:style-name="P4"><text:bookmark text:name="LC61"/></text:p>
          </table:table-cell>
          <table:table-cell table:style-name="Tabla1.A1" office:value-type="string">
            <text:p text:style-name="P2">&lt;<text:span text:style-name="T1">li</text:span>&gt;Carne&lt;/<text:span text:style-name="T1">li</text:span>&gt;<text:bookmark text:name="L62"/></text:p>
          </table:table-cell>
        </table:table-row>
        <table:table-row>
          <table:table-cell table:style-name="Tabla1.A1" office:value-type="string">
            <text:p text:style-name="P4"><text:bookmark text:name="LC62"/></text:p>
          </table:table-cell>
          <table:table-cell table:style-name="Tabla1.A1" office:value-type="string">
            <text:p text:style-name="P2">&lt;<text:span text:style-name="T1">li</text:span>&gt;Helado&lt;/<text:span text:style-name="T1">li</text:span>&gt;<text:bookmark text:name="L63"/></text:p>
          </table:table-cell>
        </table:table-row>
        <table:table-row>
          <table:table-cell table:style-name="Tabla1.A1" office:value-type="string">
            <text:p text:style-name="P4"><text:bookmark text:name="LC63"/></text:p>
          </table:table-cell>
          <table:table-cell table:style-name="Tabla1.A1" office:value-type="string">
            <text:p text:style-name="P2">&lt;/<text:span text:style-name="T1">ul</text:span>&gt;<text:bookmark text:name="L64"/></text:p>
          </table:table-cell>
        </table:table-row>
        <table:table-row>
          <table:table-cell table:style-name="Tabla1.A1" office:value-type="string">
            <text:p text:style-name="P4"><text:bookmark text:name="LC64"/></text:p>
          </table:table-cell>
          <table:table-cell table:style-name="Tabla1.A1" office:value-type="string">
            <text:p text:style-name="P2">&lt;/<text:span text:style-name="T1">li</text:span>&gt;<text:bookmark text:name="L65"/></text:p>
          </table:table-cell>
        </table:table-row>
        <table:table-row>
          <table:table-cell table:style-name="Tabla1.A1" office:value-type="string">
            <text:p text:style-name="P4"><text:bookmark text:name="LC65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aboutme"</text:span>&gt;SOBRE MI&lt;/<text:span text:style-name="T1">a</text:span>&gt;&lt;/<text:span text:style-name="T1">li</text:span>&gt;<text:bookmark text:name="L66"/></text:p>
          </table:table-cell>
        </table:table-row>
        <table:table-row>
          <table:table-cell table:style-name="Tabla1.A1" office:value-type="string">
            <text:p text:style-name="P4"><text:bookmark text:name="LC66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contact"</text:span>&gt;CONTACTO&lt;/<text:span text:style-name="T1">a</text:span>&gt;&lt;/<text:span text:style-name="T1">li</text:span>&gt; <text:span text:style-name="T5">&lt;!-- Redireccionamos a footer (redes sociales) --&gt;</text:span><text:bookmark text:name="L67"/></text:p>
          </table:table-cell>
        </table:table-row>
        <table:table-row>
          <table:table-cell table:style-name="Tabla1.A1" office:value-type="string">
            <text:p text:style-name="P4"><text:bookmark text:name="LC67"/></text:p>
          </table:table-cell>
          <table:table-cell table:style-name="Tabla1.A1" office:value-type="string">
            <text:p text:style-name="P2">&lt;/<text:span text:style-name="T1">ul</text:span>&gt;<text:bookmark text:name="L68"/></text:p>
          </table:table-cell>
        </table:table-row>
        <table:table-row>
          <table:table-cell table:style-name="Tabla1.A1" office:value-type="string">
            <text:p text:style-name="P4"><text:bookmark text:name="LC68"/></text:p>
          </table:table-cell>
          <table:table-cell table:style-name="Tabla1.A1" office:value-type="string">
            <text:p text:style-name="P2">&lt;/<text:span text:style-name="T1">nav</text:span>&gt;<text:bookmark text:name="L69"/></text:p>
          </table:table-cell>
        </table:table-row>
        <table:table-row>
          <table:table-cell table:style-name="Tabla1.A1" office:value-type="string">
            <text:p text:style-name="P4"><text:bookmark text:name="LC69"/></text:p>
          </table:table-cell>
          <table:table-cell table:style-name="Tabla1.A1" office:value-type="string">
            <text:p text:style-name="P4"><text:bookmark text:name="L70"/></text:p>
          </table:table-cell>
        </table:table-row>
        <table:table-row>
          <table:table-cell table:style-name="Tabla1.A1" office:value-type="string">
            <text:p text:style-name="P4"><text:bookmark text:name="LC70"/></text:p>
          </table:table-cell>
          <table:table-cell table:style-name="Tabla1.A1" office:value-type="string">
            <text:p text:style-name="P3">&lt;!--<text:bookmark text:name="L71"/></text:p>
          </table:table-cell>
        </table:table-row>
        <table:table-row>
          <table:table-cell table:style-name="Tabla1.A1" office:value-type="string">
            <text:p text:style-name="P4"><text:bookmark text:name="LC71"/></text:p>
          </table:table-cell>
          <table:table-cell table:style-name="Tabla1.A1" office:value-type="string">
            <text:p text:style-name="P3">2.1.2 <text:span text:style-name="T4">----------</text:span> Menú para media queries ----------&gt;<text:bookmark text:name="L72"/></text:p>
          </table:table-cell>
        </table:table-row>
        <table:table-row>
          <table:table-cell table:style-name="Tabla1.A1" office:value-type="string">
            <text:p text:style-name="P4"><text:bookmark text:name="LC72"/></text:p>
          </table:table-cell>
          <table:table-cell table:style-name="Tabla1.A1" office:value-type="string">
            <text:p text:style-name="P4"><text:bookmark text:name="L73"/></text:p>
          </table:table-cell>
        </table:table-row>
        <table:table-row>
          <table:table-cell table:style-name="Tabla1.A1" office:value-type="string">
            <text:p text:style-name="P4"><text:bookmark text:name="LC7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menu-small-screen"</text:span>&gt;<text:bookmark text:name="L74"/></text:p>
          </table:table-cell>
        </table:table-row>
        <table:table-row>
          <table:table-cell table:style-name="Tabla1.A1" office:value-type="string">
            <text:p text:style-name="P4"><text:bookmark text:name="LC74"/></text:p>
          </table:table-cell>
          <table:table-cell table:style-name="Tabla1.A1" office:value-type="string">
            <text:p text:style-name="P3">&lt;!-- Max-width 400px (mobile) y max width 650px --&gt;<text:bookmark text:name="L75"/></text:p>
          </table:table-cell>
        </table:table-row>
        <table:table-row>
          <table:table-cell table:style-name="Tabla1.A1" office:value-type="string">
            <text:p text:style-name="P4"><text:bookmark text:name="LC75"/></text:p>
          </table:table-cell>
          <table:table-cell table:style-name="Tabla1.A1" office:value-type="string">
            <text:p text:style-name="P2">&lt;<text:span text:style-name="T1">h4</text:span>&gt;&lt;<text:span text:style-name="T1">i</text:span> <text:span text:style-name="T2">class</text:span>=<text:span text:style-name="T3">"fas fa-bars"</text:span>&gt;&lt;/<text:span text:style-name="T1">i</text:span>&gt;MENU&lt;/<text:span text:style-name="T1">h4</text:span>&gt;<text:bookmark text:name="L76"/></text:p>
          </table:table-cell>
        </table:table-row>
        <table:table-row>
          <table:table-cell table:style-name="Tabla1.A1" office:value-type="string">
            <text:p text:style-name="P4"><text:bookmark text:name="LC76"/></text:p>
          </table:table-cell>
          <table:table-cell table:style-name="Tabla1.A1" office:value-type="string">
            <text:p text:style-name="P2">&lt;<text:span text:style-name="T1">ul</text:span>&gt;<text:bookmark text:name="L77"/></text:p>
          </table:table-cell>
        </table:table-row>
        <table:table-row>
          <table:table-cell table:style-name="Tabla1.A1" office:value-type="string">
            <text:p text:style-name="P4"><text:bookmark text:name="LC77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ome.html"</text:span>&gt;HOME&lt;/<text:span text:style-name="T1">a</text:span>&gt;&lt;/<text:span text:style-name="T1">li</text:span>&gt;<text:bookmark text:name="L78"/></text:p>
          </table:table-cell>
        </table:table-row>
        <table:table-row>
          <table:table-cell table:style-name="Tabla1.A1" office:value-type="string">
            <text:p text:style-name="P4"><text:bookmark text:name="LC78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recepies.html"</text:span>&gt;PLATOS&lt;/<text:span text:style-name="T1">a</text:span>&gt;&lt;/<text:span text:style-name="T1">li</text:span>&gt;<text:bookmark text:name="L79"/></text:p>
          </table:table-cell>
        </table:table-row>
        <table:table-row>
          <table:table-cell table:style-name="Tabla1.A1" office:value-type="string">
            <text:p text:style-name="P4"><text:bookmark text:name="LC79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aboutme"</text:span>&gt;SOBRE MI&lt;/<text:span text:style-name="T1">a</text:span>&gt;&lt;/<text:span text:style-name="T1">li</text:span>&gt;<text:bookmark text:name="L80"/></text:p>
          </table:table-cell>
        </table:table-row>
        <table:table-row>
          <table:table-cell table:style-name="Tabla1.A1" office:value-type="string">
            <text:p text:style-name="P4"><text:bookmark text:name="LC80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contact"</text:span>&gt;CONTACTO&lt;/<text:span text:style-name="T1">a</text:span>&gt;&lt;/<text:span text:style-name="T1">li</text:span>&gt;<text:bookmark text:name="L81"/></text:p>
          </table:table-cell>
        </table:table-row>
        <table:table-row>
          <table:table-cell table:style-name="Tabla1.A1" office:value-type="string">
            <text:p text:style-name="P4"><text:bookmark text:name="LC81"/></text:p>
          </table:table-cell>
          <table:table-cell table:style-name="Tabla1.A1" office:value-type="string">
            <text:p text:style-name="P2">&lt;/<text:span text:style-name="T1">ul</text:span>&gt;<text:bookmark text:name="L82"/></text:p>
          </table:table-cell>
        </table:table-row>
        <table:table-row>
          <table:table-cell table:style-name="Tabla1.A1" office:value-type="string">
            <text:p text:style-name="P4"><text:bookmark text:name="LC82"/></text:p>
          </table:table-cell>
          <table:table-cell table:style-name="Tabla1.A1" office:value-type="string">
            <text:p text:style-name="P2">&lt;/<text:span text:style-name="T1">div</text:span>&gt;<text:bookmark text:name="L83"/></text:p>
          </table:table-cell>
        </table:table-row>
        <table:table-row>
          <table:table-cell table:style-name="Tabla1.A1" office:value-type="string">
            <text:p text:style-name="P4"><text:bookmark text:name="LC83"/></text:p>
          </table:table-cell>
          <table:table-cell table:style-name="Tabla1.A1" office:value-type="string">
            <text:p text:style-name="P2">&lt;/<text:span text:style-name="T1">div</text:span>&gt;<text:bookmark text:name="L84"/></text:p>
          </table:table-cell>
        </table:table-row>
        <table:table-row>
          <table:table-cell table:style-name="Tabla1.A1" office:value-type="string">
            <text:p text:style-name="P4"><text:bookmark text:name="LC84"/></text:p>
          </table:table-cell>
          <table:table-cell table:style-name="Tabla1.A1" office:value-type="string">
            <text:p text:style-name="P2">&lt;/<text:span text:style-name="T1">div</text:span>&gt;<text:bookmark text:name="L85"/></text:p>
          </table:table-cell>
        </table:table-row>
        <table:table-row>
          <table:table-cell table:style-name="Tabla1.A1" office:value-type="string">
            <text:p text:style-name="P4"><text:bookmark text:name="LC85"/></text:p>
          </table:table-cell>
          <table:table-cell table:style-name="Tabla1.A1" office:value-type="string">
            <text:p text:style-name="P2">&lt;/<text:span text:style-name="T1">header</text:span>&gt;<text:bookmark text:name="L86"/></text:p>
          </table:table-cell>
        </table:table-row>
        <table:table-row>
          <table:table-cell table:style-name="Tabla1.A1" office:value-type="string">
            <text:p text:style-name="P4"><text:bookmark text:name="LC86"/></text:p>
          </table:table-cell>
          <table:table-cell table:style-name="Tabla1.A1" office:value-type="string">
            <text:p text:style-name="P4"><text:bookmark text:name="L87"/></text:p>
          </table:table-cell>
        </table:table-row>
        <table:table-row>
          <table:table-cell table:style-name="Tabla1.A1" office:value-type="string">
            <text:p text:style-name="P4"><text:bookmark text:name="LC87"/></text:p>
          </table:table-cell>
          <table:table-cell table:style-name="Tabla1.A1" office:value-type="string">
            <text:p text:style-name="P3">&lt;!--<text:bookmark text:name="L88"/></text:p>
          </table:table-cell>
        </table:table-row>
        <table:table-row>
          <table:table-cell table:style-name="Tabla1.A1" office:value-type="string">
            <text:p text:style-name="P4"><text:bookmark text:name="LC88"/></text:p>
          </table:table-cell>
          <table:table-cell table:style-name="Tabla1.A1" office:value-type="string">
            <text:p text:style-name="P3">2.2 <text:span text:style-name="T4">----------</text:span> CONTENEDOR GENERAL ----------&gt;<text:bookmark text:name="L89"/></text:p>
          </table:table-cell>
        </table:table-row>
        <table:table-row>
          <table:table-cell table:style-name="Tabla1.A1" office:value-type="string">
            <text:p text:style-name="P4"><text:bookmark text:name="LC89"/></text:p>
          </table:table-cell>
          <table:table-cell table:style-name="Tabla1.A1" office:value-type="string">
            <text:p text:style-name="P4"><text:bookmark text:name="L90"/></text:p>
          </table:table-cell>
        </table:table-row>
        <table:table-row>
          <table:table-cell table:style-name="Tabla1.A1" office:value-type="string">
            <text:p text:style-name="P4"><text:bookmark text:name="LC90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content"</text:span>&gt;<text:bookmark text:name="L91"/></text:p>
          </table:table-cell>
        </table:table-row>
        <table:table-row>
          <table:table-cell table:style-name="Tabla1.A1" office:value-type="string">
            <text:p text:style-name="P4"><text:bookmark text:name="LC91"/></text:p>
          </table:table-cell>
          <table:table-cell table:style-name="Tabla1.A1" office:value-type="string">
            <text:p text:style-name="P4"><text:bookmark text:name="L92"/></text:p>
          </table:table-cell>
        </table:table-row>
        <table:table-row>
          <table:table-cell table:style-name="Tabla1.A1" office:value-type="string">
            <text:p text:style-name="P4"><text:bookmark text:name="LC92"/></text:p>
          </table:table-cell>
          <table:table-cell table:style-name="Tabla1.A1" office:value-type="string">
            <text:p text:style-name="P3">&lt;!--<text:bookmark text:name="L93"/></text:p>
          </table:table-cell>
        </table:table-row>
        <table:table-row>
          <table:table-cell table:style-name="Tabla1.A1" office:value-type="string">
            <text:p text:style-name="P4"><text:bookmark text:name="LC93"/></text:p>
          </table:table-cell>
          <table:table-cell table:style-name="Tabla1.A1" office:value-type="string">
            <text:p text:style-name="P3">2.2.1 <text:span text:style-name="T4">----------</text:span> Menú slide de imágenes ----------&gt;<text:bookmark text:name="L94"/></text:p>
          </table:table-cell>
        </table:table-row>
        <table:table-row>
          <table:table-cell table:style-name="Tabla1.A1" office:value-type="string">
            <text:p text:style-name="P4"><text:bookmark text:name="LC94"/></text:p>
          </table:table-cell>
          <table:table-cell table:style-name="Tabla1.A1" office:value-type="string">
            <text:p text:style-name="P4"><text:bookmark text:name="L95"/></text:p>
          </table:table-cell>
        </table:table-row>
        <table:table-row>
          <table:table-cell table:style-name="Tabla1.A1" office:value-type="string">
            <text:p text:style-name="P4"><text:bookmark text:name="LC95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lider"</text:span>&gt;<text:bookmark text:name="L96"/></text:p>
          </table:table-cell>
        </table:table-row>
        <table:table-row>
          <table:table-cell table:style-name="Tabla1.A1" office:value-type="string">
            <text:p text:style-name="P4"><text:bookmark text:name="LC96"/></text:p>
          </table:table-cell>
          <table:table-cell table:style-name="Tabla1.A1" office:value-type="string">
            <text:p text:style-name="P3">&lt;!-- Set de cuatro imágenes con hover aplicado --&gt;<text:bookmark text:name="L97"/></text:p>
          </table:table-cell>
        </table:table-row>
        <table:table-row>
          <table:table-cell table:style-name="Tabla1.A1" office:value-type="string">
            <text:p text:style-name="P4"><text:bookmark text:name="LC97"/></text:p>
          </table:table-cell>
          <table:table-cell table:style-name="Tabla1.A1" office:value-type="string">
            <text:p text:style-name="P2">&lt;<text:span text:style-name="T1">ul</text:span>&gt;<text:bookmark text:name="L98"/></text:p>
          </table:table-cell>
        </table:table-row>
        <table:table-row>
          <table:table-cell table:style-name="Tabla1.A1" office:value-type="string">
            <text:p text:style-name="P4"><text:bookmark text:name="LC98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recepies.html"</text:span> <text:span text:style-name="T2">class</text:span>=<text:span text:style-name="T3">"slider-image"</text:span>&gt;<text:bookmark text:name="L99"/></text:p>
          </table:table-cell>
        </table:table-row>
        <table:table-row>
          <table:table-cell table:style-name="Tabla1.A1" office:value-type="string">
            <text:p text:style-name="P4"><text:bookmark text:name="LC99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img-1.jpg"</text:span>&gt;<text:bookmark text:name="L100"/></text:p>
          </table:table-cell>
        </table:table-row>
        <table:table-row>
          <table:table-cell table:style-name="Tabla1.A1" office:value-type="string">
            <text:p text:style-name="P4"><text:bookmark text:name="LC100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lider-text"</text:span>&gt;<text:bookmark text:name="L101"/></text:p>
          </table:table-cell>
        </table:table-row>
        <table:table-row>
          <table:table-cell table:style-name="Tabla1.A1" office:value-type="string">
            <text:p text:style-name="P4"><text:bookmark text:name="LC101"/></text:p>
          </table:table-cell>
          <table:table-cell table:style-name="Tabla1.A1" office:value-type="string">
            <text:p text:style-name="P2">&lt;<text:span text:style-name="T1">p</text:span>&gt;Mayo 17, 2017 | 5 comentarios&lt;/<text:span text:style-name="T1">p</text:span>&gt;<text:bookmark text:name="L102"/></text:p>
          </table:table-cell>
        </table:table-row>
        <table:table-row>
          <table:table-cell table:style-name="Tabla1.A1" office:value-type="string">
            <text:p text:style-name="P4"><text:bookmark text:name="LC102"/></text:p>
          </table:table-cell>
          <table:table-cell table:style-name="Tabla1.A1" office:value-type="string">
            <text:p text:style-name="P2">&lt;<text:span text:style-name="T1">h5</text:span>&gt;"Los mejores tacos del país, en pocos pasos"&lt;/<text:span text:style-name="T1">h5</text:span>&gt;<text:bookmark text:name="L103"/></text:p>
          </table:table-cell>
        </table:table-row>
        <table:table-row>
          <table:table-cell table:style-name="Tabla1.A1" office:value-type="string">
            <text:p text:style-name="P4"><text:bookmark text:name="LC103"/></text:p>
          </table:table-cell>
          <table:table-cell table:style-name="Tabla1.A1" office:value-type="string">
            <text:p text:style-name="P2">&lt;/<text:span text:style-name="T1">div</text:span>&gt;<text:bookmark text:name="L104"/></text:p>
          </table:table-cell>
        </table:table-row>
        <table:table-row>
          <table:table-cell table:style-name="Tabla1.A1" office:value-type="string">
            <text:p text:style-name="P4"><text:bookmark text:name="LC104"/></text:p>
          </table:table-cell>
          <table:table-cell table:style-name="Tabla1.A1" office:value-type="string">
            <text:p text:style-name="P2">&lt;/<text:span text:style-name="T1">a</text:span>&gt;<text:bookmark text:name="L105"/></text:p>
          </table:table-cell>
        </table:table-row>
        <table:table-row>
          <table:table-cell table:style-name="Tabla1.A1" office:value-type="string">
            <text:p text:style-name="P4"><text:bookmark text:name="LC105"/></text:p>
          </table:table-cell>
          <table:table-cell table:style-name="Tabla1.A1" office:value-type="string">
            <text:p text:style-name="P2">&lt;/<text:span text:style-name="T1">li</text:span>&gt;<text:bookmark text:name="L106"/></text:p>
          </table:table-cell>
        </table:table-row>
        <table:table-row>
          <table:table-cell table:style-name="Tabla1.A1" office:value-type="string">
            <text:p text:style-name="P4"><text:bookmark text:name="LC106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"</text:span> <text:span text:style-name="T2">class</text:span>=<text:span text:style-name="T3">"slider-image"</text:span>&gt;<text:bookmark text:name="L107"/></text:p>
          </table:table-cell>
        </table:table-row>
        <table:table-row>
          <table:table-cell table:style-name="Tabla1.A1" office:value-type="string">
            <text:p text:style-name="P4"><text:bookmark text:name="LC107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img-2.jpg"</text:span>&gt;<text:bookmark text:name="L108"/></text:p>
          </table:table-cell>
        </table:table-row>
        <text:soft-page-break/>
        <table:table-row>
          <table:table-cell table:style-name="Tabla1.A1" office:value-type="string">
            <text:p text:style-name="P4"><text:bookmark text:name="LC108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lider-text"</text:span>&gt;<text:bookmark text:name="L109"/></text:p>
          </table:table-cell>
        </table:table-row>
        <table:table-row>
          <table:table-cell table:style-name="Tabla1.A1" office:value-type="string">
            <text:p text:style-name="P4"><text:bookmark text:name="LC109"/></text:p>
          </table:table-cell>
          <table:table-cell table:style-name="Tabla1.A1" office:value-type="string">
            <text:p text:style-name="P2">&lt;<text:span text:style-name="T1">p</text:span>&gt;Mayo 9, 2017 | 8 comentarios&lt;/<text:span text:style-name="T1">p</text:span>&gt;<text:bookmark text:name="L110"/></text:p>
          </table:table-cell>
        </table:table-row>
        <table:table-row>
          <table:table-cell table:style-name="Tabla1.A1" office:value-type="string">
            <text:p text:style-name="P4"><text:bookmark text:name="LC110"/></text:p>
          </table:table-cell>
          <table:table-cell table:style-name="Tabla1.A1" office:value-type="string">
            <text:p text:style-name="P2">&lt;<text:span text:style-name="T1">h5</text:span>&gt;"Las sopas más ricas para este invierno"&lt;/<text:span text:style-name="T1">h5</text:span>&gt;<text:bookmark text:name="L111"/></text:p>
          </table:table-cell>
        </table:table-row>
        <table:table-row>
          <table:table-cell table:style-name="Tabla1.A1" office:value-type="string">
            <text:p text:style-name="P4"><text:bookmark text:name="LC111"/></text:p>
          </table:table-cell>
          <table:table-cell table:style-name="Tabla1.A1" office:value-type="string">
            <text:p text:style-name="P2">&lt;/<text:span text:style-name="T1">div</text:span>&gt;<text:bookmark text:name="L112"/></text:p>
          </table:table-cell>
        </table:table-row>
        <table:table-row>
          <table:table-cell table:style-name="Tabla1.A1" office:value-type="string">
            <text:p text:style-name="P4"><text:bookmark text:name="LC112"/></text:p>
          </table:table-cell>
          <table:table-cell table:style-name="Tabla1.A1" office:value-type="string">
            <text:p text:style-name="P2">&lt;/<text:span text:style-name="T1">a</text:span>&gt;<text:bookmark text:name="L113"/></text:p>
          </table:table-cell>
        </table:table-row>
        <table:table-row>
          <table:table-cell table:style-name="Tabla1.A1" office:value-type="string">
            <text:p text:style-name="P4"><text:bookmark text:name="LC113"/></text:p>
          </table:table-cell>
          <table:table-cell table:style-name="Tabla1.A1" office:value-type="string">
            <text:p text:style-name="P2">&lt;/<text:span text:style-name="T1">li</text:span>&gt;<text:bookmark text:name="L114"/></text:p>
          </table:table-cell>
        </table:table-row>
        <table:table-row>
          <table:table-cell table:style-name="Tabla1.A1" office:value-type="string">
            <text:p text:style-name="P4"><text:bookmark text:name="LC114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"</text:span> <text:span text:style-name="T2">class</text:span>=<text:span text:style-name="T3">"slider-image"</text:span>&gt;<text:bookmark text:name="L115"/></text:p>
          </table:table-cell>
        </table:table-row>
        <table:table-row>
          <table:table-cell table:style-name="Tabla1.A1" office:value-type="string">
            <text:p text:style-name="P4"><text:bookmark text:name="LC115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img-3.jpg"</text:span>&gt;<text:bookmark text:name="L116"/></text:p>
          </table:table-cell>
        </table:table-row>
        <table:table-row>
          <table:table-cell table:style-name="Tabla1.A1" office:value-type="string">
            <text:p text:style-name="P4"><text:bookmark text:name="LC116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lider-text"</text:span>&gt;<text:bookmark text:name="L117"/></text:p>
          </table:table-cell>
        </table:table-row>
        <table:table-row>
          <table:table-cell table:style-name="Tabla1.A1" office:value-type="string">
            <text:p text:style-name="P4"><text:bookmark text:name="LC117"/></text:p>
          </table:table-cell>
          <table:table-cell table:style-name="Tabla1.A1" office:value-type="string">
            <text:p text:style-name="P2">&lt;<text:span text:style-name="T1">p</text:span>&gt;Mayo 2, 2017 | 11 comentarios&lt;/<text:span text:style-name="T1">p</text:span>&gt;<text:bookmark text:name="L118"/></text:p>
          </table:table-cell>
        </table:table-row>
        <table:table-row>
          <table:table-cell table:style-name="Tabla1.A1" office:value-type="string">
            <text:p text:style-name="P4"><text:bookmark text:name="LC118"/></text:p>
          </table:table-cell>
          <table:table-cell table:style-name="Tabla1.A1" office:value-type="string">
            <text:p text:style-name="P2">&lt;<text:span text:style-name="T1">h5</text:span>&gt;"Postres livianos y sanos"&lt;/<text:span text:style-name="T1">h5</text:span>&gt;<text:bookmark text:name="L119"/></text:p>
          </table:table-cell>
        </table:table-row>
        <table:table-row>
          <table:table-cell table:style-name="Tabla1.A1" office:value-type="string">
            <text:p text:style-name="P4"><text:bookmark text:name="LC119"/></text:p>
          </table:table-cell>
          <table:table-cell table:style-name="Tabla1.A1" office:value-type="string">
            <text:p text:style-name="P2">&lt;/<text:span text:style-name="T1">div</text:span>&gt;<text:bookmark text:name="L120"/></text:p>
          </table:table-cell>
        </table:table-row>
        <table:table-row>
          <table:table-cell table:style-name="Tabla1.A1" office:value-type="string">
            <text:p text:style-name="P4"><text:bookmark text:name="LC120"/></text:p>
          </table:table-cell>
          <table:table-cell table:style-name="Tabla1.A1" office:value-type="string">
            <text:p text:style-name="P2">&lt;/<text:span text:style-name="T1">a</text:span>&gt;<text:bookmark text:name="L121"/></text:p>
          </table:table-cell>
        </table:table-row>
        <table:table-row>
          <table:table-cell table:style-name="Tabla1.A1" office:value-type="string">
            <text:p text:style-name="P4"><text:bookmark text:name="LC121"/></text:p>
          </table:table-cell>
          <table:table-cell table:style-name="Tabla1.A1" office:value-type="string">
            <text:p text:style-name="P2">&lt;/<text:span text:style-name="T1">li</text:span>&gt;<text:bookmark text:name="L122"/></text:p>
          </table:table-cell>
        </table:table-row>
        <table:table-row>
          <table:table-cell table:style-name="Tabla1.A1" office:value-type="string">
            <text:p text:style-name="P4"><text:bookmark text:name="LC122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#"</text:span> <text:span text:style-name="T2">class</text:span>=<text:span text:style-name="T3">"slider-image"</text:span>&gt;<text:bookmark text:name="L123"/></text:p>
          </table:table-cell>
        </table:table-row>
        <table:table-row>
          <table:table-cell table:style-name="Tabla1.A1" office:value-type="string">
            <text:p text:style-name="P4"><text:bookmark text:name="LC123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img-4.jpg"</text:span>&gt;<text:bookmark text:name="L124"/></text:p>
          </table:table-cell>
        </table:table-row>
        <table:table-row>
          <table:table-cell table:style-name="Tabla1.A1" office:value-type="string">
            <text:p text:style-name="P4"><text:bookmark text:name="LC124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lider-text"</text:span>&gt;<text:bookmark text:name="L125"/></text:p>
          </table:table-cell>
        </table:table-row>
        <table:table-row>
          <table:table-cell table:style-name="Tabla1.A1" office:value-type="string">
            <text:p text:style-name="P4"><text:bookmark text:name="LC125"/></text:p>
          </table:table-cell>
          <table:table-cell table:style-name="Tabla1.A1" office:value-type="string">
            <text:p text:style-name="P2">&lt;<text:span text:style-name="T1">p</text:span>&gt;Abril 25, 2017 | 5 comentarios&lt;/<text:span text:style-name="T1">p</text:span>&gt;<text:bookmark text:name="L126"/></text:p>
          </table:table-cell>
        </table:table-row>
        <table:table-row>
          <table:table-cell table:style-name="Tabla1.A1" office:value-type="string">
            <text:p text:style-name="P4"><text:bookmark text:name="LC126"/></text:p>
          </table:table-cell>
          <table:table-cell table:style-name="Tabla1.A1" office:value-type="string">
            <text:p text:style-name="P2">&lt;<text:span text:style-name="T1">h5</text:span>&gt;"Entradas para todos los gustos"&lt;/<text:span text:style-name="T1">h5</text:span>&gt;<text:bookmark text:name="L127"/></text:p>
          </table:table-cell>
        </table:table-row>
        <table:table-row>
          <table:table-cell table:style-name="Tabla1.A1" office:value-type="string">
            <text:p text:style-name="P4"><text:bookmark text:name="LC127"/></text:p>
          </table:table-cell>
          <table:table-cell table:style-name="Tabla1.A1" office:value-type="string">
            <text:p text:style-name="P2">&lt;/<text:span text:style-name="T1">div</text:span>&gt;<text:bookmark text:name="L128"/></text:p>
          </table:table-cell>
        </table:table-row>
        <table:table-row>
          <table:table-cell table:style-name="Tabla1.A1" office:value-type="string">
            <text:p text:style-name="P4"><text:bookmark text:name="LC128"/></text:p>
          </table:table-cell>
          <table:table-cell table:style-name="Tabla1.A1" office:value-type="string">
            <text:p text:style-name="P2">&lt;/<text:span text:style-name="T1">a</text:span>&gt;<text:bookmark text:name="L129"/></text:p>
          </table:table-cell>
        </table:table-row>
        <table:table-row>
          <table:table-cell table:style-name="Tabla1.A1" office:value-type="string">
            <text:p text:style-name="P4"><text:bookmark text:name="LC129"/></text:p>
          </table:table-cell>
          <table:table-cell table:style-name="Tabla1.A1" office:value-type="string">
            <text:p text:style-name="P2">&lt;/<text:span text:style-name="T1">li</text:span>&gt;<text:bookmark text:name="L130"/></text:p>
          </table:table-cell>
        </table:table-row>
        <table:table-row>
          <table:table-cell table:style-name="Tabla1.A1" office:value-type="string">
            <text:p text:style-name="P4"><text:bookmark text:name="LC130"/></text:p>
          </table:table-cell>
          <table:table-cell table:style-name="Tabla1.A1" office:value-type="string">
            <text:p text:style-name="P2">&lt;/<text:span text:style-name="T1">ul</text:span>&gt;<text:bookmark text:name="L131"/></text:p>
          </table:table-cell>
        </table:table-row>
        <table:table-row>
          <table:table-cell table:style-name="Tabla1.A1" office:value-type="string">
            <text:p text:style-name="P4"><text:bookmark text:name="LC131"/></text:p>
          </table:table-cell>
          <table:table-cell table:style-name="Tabla1.A1" office:value-type="string">
            <text:p text:style-name="P2">&lt;/<text:span text:style-name="T1">div</text:span>&gt;<text:bookmark text:name="L132"/></text:p>
          </table:table-cell>
        </table:table-row>
        <table:table-row>
          <table:table-cell table:style-name="Tabla1.A1" office:value-type="string">
            <text:p text:style-name="P4"><text:bookmark text:name="LC132"/></text:p>
          </table:table-cell>
          <table:table-cell table:style-name="Tabla1.A1" office:value-type="string">
            <text:p text:style-name="P4"><text:bookmark text:name="L133"/></text:p>
          </table:table-cell>
        </table:table-row>
        <table:table-row>
          <table:table-cell table:style-name="Tabla1.A1" office:value-type="string">
            <text:p text:style-name="P4"><text:bookmark text:name="LC133"/></text:p>
          </table:table-cell>
          <table:table-cell table:style-name="Tabla1.A1" office:value-type="string">
            <text:p text:style-name="P3">&lt;!--<text:bookmark text:name="L134"/></text:p>
          </table:table-cell>
        </table:table-row>
        <table:table-row>
          <table:table-cell table:style-name="Tabla1.A1" office:value-type="string">
            <text:p text:style-name="P4"><text:bookmark text:name="LC134"/></text:p>
          </table:table-cell>
          <table:table-cell table:style-name="Tabla1.A1" office:value-type="string">
            <text:p text:style-name="P3">2.2.2 <text:span text:style-name="T4">----------</text:span> Columna contenedora de secciones ----------&gt;<text:bookmark text:name="L135"/></text:p>
          </table:table-cell>
        </table:table-row>
        <table:table-row>
          <table:table-cell table:style-name="Tabla1.A1" office:value-type="string">
            <text:p text:style-name="P4"><text:bookmark text:name="LC135"/></text:p>
          </table:table-cell>
          <table:table-cell table:style-name="Tabla1.A1" office:value-type="string">
            <text:p text:style-name="P4"><text:bookmark text:name="L136"/></text:p>
          </table:table-cell>
        </table:table-row>
        <table:table-row>
          <table:table-cell table:style-name="Tabla1.A1" office:value-type="string">
            <text:p text:style-name="P4"><text:bookmark text:name="LC136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big-column"</text:span>&gt;<text:bookmark text:name="L137"/></text:p>
          </table:table-cell>
        </table:table-row>
        <table:table-row>
          <table:table-cell table:style-name="Tabla1.A1" office:value-type="string">
            <text:p text:style-name="P4"><text:bookmark text:name="LC137"/></text:p>
          </table:table-cell>
          <table:table-cell table:style-name="Tabla1.A1" office:value-type="string">
            <text:p text:style-name="P3">&lt;!-- Acá comienza la columna grande contenedora, que incluye el footer--&gt;<text:bookmark text:name="L138"/></text:p>
          </table:table-cell>
        </table:table-row>
        <table:table-row>
          <table:table-cell table:style-name="Tabla1.A1" office:value-type="string">
            <text:p text:style-name="P4"><text:bookmark text:name="LC138"/></text:p>
          </table:table-cell>
          <table:table-cell table:style-name="Tabla1.A1" office:value-type="string">
            <text:p text:style-name="P4"><text:bookmark text:name="L139"/></text:p>
          </table:table-cell>
        </table:table-row>
        <table:table-row>
          <table:table-cell table:style-name="Tabla1.A1" office:value-type="string">
            <text:p text:style-name="P4"><text:bookmark text:name="LC139"/></text:p>
          </table:table-cell>
          <table:table-cell table:style-name="Tabla1.A1" office:value-type="string">
            <text:p text:style-name="P3">&lt;!--<text:bookmark text:name="L140"/></text:p>
          </table:table-cell>
        </table:table-row>
        <table:table-row>
          <table:table-cell table:style-name="Tabla1.A1" office:value-type="string">
            <text:p text:style-name="P4"><text:bookmark text:name="LC140"/></text:p>
          </table:table-cell>
          <table:table-cell table:style-name="Tabla1.A1" office:value-type="string">
            <text:p text:style-name="P3">a) Menú secundario<text:bookmark text:name="L141"/></text:p>
          </table:table-cell>
        </table:table-row>
        <table:table-row>
          <table:table-cell table:style-name="Tabla1.A1" office:value-type="string">
            <text:p text:style-name="P4"><text:bookmark text:name="LC141"/></text:p>
          </table:table-cell>
          <table:table-cell table:style-name="Tabla1.A1" office:value-type="string">
            <text:p text:style-name="P3">--&gt;<text:bookmark text:name="L142"/></text:p>
          </table:table-cell>
        </table:table-row>
        <table:table-row>
          <table:table-cell table:style-name="Tabla1.A1" office:value-type="string">
            <text:p text:style-name="P4"><text:bookmark text:name="LC142"/></text:p>
          </table:table-cell>
          <table:table-cell table:style-name="Tabla1.A1" office:value-type="string">
            <text:p text:style-name="P4"><text:bookmark text:name="L143"/></text:p>
          </table:table-cell>
        </table:table-row>
        <table:table-row>
          <table:table-cell table:style-name="Tabla1.A1" office:value-type="string">
            <text:p text:style-name="P4"><text:bookmark text:name="LC14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secondary-menu"</text:span>&gt;<text:bookmark text:name="L144"/></text:p>
          </table:table-cell>
        </table:table-row>
        <table:table-row>
          <table:table-cell table:style-name="Tabla1.A1" office:value-type="string">
            <text:p text:style-name="P4"><text:bookmark text:name="LC144"/></text:p>
          </table:table-cell>
          <table:table-cell table:style-name="Tabla1.A1" office:value-type="string">
            <text:p text:style-name="P2">&lt;<text:span text:style-name="T1">ul</text:span>&gt;<text:bookmark text:name="L145"/></text:p>
          </table:table-cell>
        </table:table-row>
        <table:table-row>
          <table:table-cell table:style-name="Tabla1.A1" office:value-type="string">
            <text:p text:style-name="P4"><text:bookmark text:name="LC145"/></text:p>
          </table:table-cell>
          <table:table-cell table:style-name="Tabla1.A1" office:value-type="string">
            <text:p text:style-name="P2">&lt;<text:span text:style-name="T1">li</text:span>&gt;<text:bookmark text:name="L146"/></text:p>
          </table:table-cell>
        </table:table-row>
        <table:table-row>
          <table:table-cell table:style-name="Tabla1.A1" office:value-type="string">
            <text:p text:style-name="P4"><text:bookmark text:name="LC146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platos.jpeg"</text:span>&gt;<text:bookmark text:name="L147"/></text:p>
          </table:table-cell>
        </table:table-row>
        <table:table-row>
          <table:table-cell table:style-name="Tabla1.A1" office:value-type="string">
            <text:p text:style-name="P4"><text:bookmark text:name="LC147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"recepies.html"</text:span> <text:span text:style-name="T2">class</text:span>=<text:span text:style-name="T3">"button1"</text:span>&gt;PLATOS&lt;/<text:span text:style-name="T1">a</text:span>&gt;<text:bookmark text:name="L148"/></text:p>
          </table:table-cell>
        </table:table-row>
        <table:table-row>
          <table:table-cell table:style-name="Tabla1.A1" office:value-type="string">
            <text:p text:style-name="P4"><text:bookmark text:name="LC148"/></text:p>
          </table:table-cell>
          <table:table-cell table:style-name="Tabla1.A1" office:value-type="string">
            <text:p text:style-name="P2">&lt;/<text:span text:style-name="T1">li</text:span>&gt;<text:bookmark text:name="L149"/></text:p>
          </table:table-cell>
        </table:table-row>
        <table:table-row>
          <table:table-cell table:style-name="Tabla1.A1" office:value-type="string">
            <text:p text:style-name="P4"><text:bookmark text:name="LC149"/></text:p>
          </table:table-cell>
          <table:table-cell table:style-name="Tabla1.A1" office:value-type="string">
            <text:p text:style-name="P2">&lt;<text:span text:style-name="T1">li</text:span>&gt;<text:bookmark text:name="L150"/></text:p>
          </table:table-cell>
        </table:table-row>
        <table:table-row>
          <table:table-cell table:style-name="Tabla1.A1" office:value-type="string">
            <text:p text:style-name="P4"><text:bookmark text:name="LC150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recepies/recetas.JPG"</text:span>&gt;<text:bookmark text:name="L151"/></text:p>
          </table:table-cell>
        </table:table-row>
        <table:table-row>
          <table:table-cell table:style-name="Tabla1.A1" office:value-type="string">
            <text:p text:style-name="P4"><text:bookmark text:name="LC151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 <text:span text:style-name="T2">class</text:span>=<text:span text:style-name="T3">"button1"</text:span>&gt;RECETAS&lt;/<text:span text:style-name="T1">a</text:span>&gt;<text:bookmark text:name="L152"/></text:p>
          </table:table-cell>
        </table:table-row>
        <table:table-row>
          <table:table-cell table:style-name="Tabla1.A1" office:value-type="string">
            <text:p text:style-name="P4"><text:bookmark text:name="LC152"/></text:p>
          </table:table-cell>
          <table:table-cell table:style-name="Tabla1.A1" office:value-type="string">
            <text:p text:style-name="P2">&lt;/<text:span text:style-name="T1">li</text:span>&gt;<text:bookmark text:name="L153"/></text:p>
          </table:table-cell>
        </table:table-row>
        <table:table-row>
          <table:table-cell table:style-name="Tabla1.A1" office:value-type="string">
            <text:p text:style-name="P4"><text:bookmark text:name="LC153"/></text:p>
          </table:table-cell>
          <table:table-cell table:style-name="Tabla1.A1" office:value-type="string">
            <text:p text:style-name="P2">&lt;<text:span text:style-name="T1">li</text:span>&gt;<text:bookmark text:name="L154"/></text:p>
          </table:table-cell>
        </table:table-row>
        <table:table-row>
          <table:table-cell table:style-name="Tabla1.A1" office:value-type="string">
            <text:p text:style-name="P4"><text:bookmark text:name="LC154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exoticos.JPG"</text:span>&gt;<text:bookmark text:name="L155"/></text:p>
          </table:table-cell>
        </table:table-row>
        <table:table-row>
          <table:table-cell table:style-name="Tabla1.A1" office:value-type="string">
            <text:p text:style-name="P4"><text:bookmark text:name="LC155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 <text:span text:style-name="T2">class</text:span>=<text:span text:style-name="T3">"button1"</text:span>&gt;EXOTICOS&lt;/<text:span text:style-name="T1">a</text:span>&gt;<text:bookmark text:name="L156"/></text:p>
          </table:table-cell>
        </table:table-row>
        <table:table-row>
          <table:table-cell table:style-name="Tabla1.A1" office:value-type="string">
            <text:p text:style-name="P4"><text:bookmark text:name="LC156"/></text:p>
          </table:table-cell>
          <table:table-cell table:style-name="Tabla1.A1" office:value-type="string">
            <text:p text:style-name="P2">&lt;/<text:span text:style-name="T1">li</text:span>&gt;<text:bookmark text:name="L157"/></text:p>
          </table:table-cell>
        </table:table-row>
        <table:table-row>
          <table:table-cell table:style-name="Tabla1.A1" office:value-type="string">
            <text:p text:style-name="P4"><text:bookmark text:name="LC157"/></text:p>
          </table:table-cell>
          <table:table-cell table:style-name="Tabla1.A1" office:value-type="string">
            <text:p text:style-name="P2">&lt;/<text:span text:style-name="T1">ul</text:span>&gt;<text:bookmark text:name="L158"/></text:p>
          </table:table-cell>
        </table:table-row>
        <table:table-row>
          <table:table-cell table:style-name="Tabla1.A1" office:value-type="string">
            <text:p text:style-name="P4"><text:bookmark text:name="LC158"/></text:p>
          </table:table-cell>
          <table:table-cell table:style-name="Tabla1.A1" office:value-type="string">
            <text:p text:style-name="P2">&lt;/<text:span text:style-name="T1">div</text:span>&gt;<text:bookmark text:name="L159"/></text:p>
          </table:table-cell>
        </table:table-row>
        <text:soft-page-break/>
        <table:table-row>
          <table:table-cell table:style-name="Tabla1.A1" office:value-type="string">
            <text:p text:style-name="P4"><text:bookmark text:name="LC159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columns-container"</text:span>&gt;<text:bookmark text:name="L160"/></text:p>
          </table:table-cell>
        </table:table-row>
        <table:table-row>
          <table:table-cell table:style-name="Tabla1.A1" office:value-type="string">
            <text:p text:style-name="P4"><text:bookmark text:name="LC160"/></text:p>
          </table:table-cell>
          <table:table-cell table:style-name="Tabla1.A1" office:value-type="string">
            <text:p text:style-name="P4"><text:bookmark text:name="L161"/></text:p>
          </table:table-cell>
        </table:table-row>
        <table:table-row>
          <table:table-cell table:style-name="Tabla1.A1" office:value-type="string">
            <text:p text:style-name="P4"><text:bookmark text:name="LC161"/></text:p>
          </table:table-cell>
          <table:table-cell table:style-name="Tabla1.A1" office:value-type="string">
            <text:p text:style-name="P3">&lt;!--<text:bookmark text:name="L162"/></text:p>
          </table:table-cell>
        </table:table-row>
        <table:table-row>
          <table:table-cell table:style-name="Tabla1.A1" office:value-type="string">
            <text:p text:style-name="P4"><text:bookmark text:name="LC162"/></text:p>
          </table:table-cell>
          <table:table-cell table:style-name="Tabla1.A1" office:value-type="string">
            <text:p text:style-name="P3">b) Main: video y noticias de recetas.<text:bookmark text:name="L163"/></text:p>
          </table:table-cell>
        </table:table-row>
        <table:table-row>
          <table:table-cell table:style-name="Tabla1.A1" office:value-type="string">
            <text:p text:style-name="P4"><text:bookmark text:name="LC163"/></text:p>
          </table:table-cell>
          <table:table-cell table:style-name="Tabla1.A1" office:value-type="string">
            <text:p text:style-name="P3">--&gt;<text:bookmark text:name="L164"/></text:p>
          </table:table-cell>
        </table:table-row>
        <table:table-row>
          <table:table-cell table:style-name="Tabla1.A1" office:value-type="string">
            <text:p text:style-name="P4"><text:bookmark text:name="LC164"/></text:p>
          </table:table-cell>
          <table:table-cell table:style-name="Tabla1.A1" office:value-type="string">
            <text:p text:style-name="P4"><text:bookmark text:name="L165"/></text:p>
          </table:table-cell>
        </table:table-row>
        <table:table-row>
          <table:table-cell table:style-name="Tabla1.A1" office:value-type="string">
            <text:p text:style-name="P4"><text:bookmark text:name="LC165"/></text:p>
          </table:table-cell>
          <table:table-cell table:style-name="Tabla1.A1" office:value-type="string">
            <text:p text:style-name="P2">&lt;<text:span text:style-name="T1">main</text:span>&gt;<text:bookmark text:name="L166"/></text:p>
          </table:table-cell>
        </table:table-row>
        <table:table-row>
          <table:table-cell table:style-name="Tabla1.A1" office:value-type="string">
            <text:p text:style-name="P4"><text:bookmark text:name="LC166"/></text:p>
          </table:table-cell>
          <table:table-cell table:style-name="Tabla1.A1" office:value-type="string">
            <text:p text:style-name="P4"><text:bookmark text:name="L167"/></text:p>
          </table:table-cell>
        </table:table-row>
        <table:table-row>
          <table:table-cell table:style-name="Tabla1.A1" office:value-type="string">
            <text:p text:style-name="P4"><text:bookmark text:name="LC167"/></text:p>
          </table:table-cell>
          <table:table-cell table:style-name="Tabla1.A1" office:value-type="string">
            <text:p text:style-name="P3">&lt;!-- Video --&gt;<text:bookmark text:name="L168"/></text:p>
          </table:table-cell>
        </table:table-row>
        <table:table-row>
          <table:table-cell table:style-name="Tabla1.A1" office:value-type="string">
            <text:p text:style-name="P4"><text:bookmark text:name="LC168"/></text:p>
          </table:table-cell>
          <table:table-cell table:style-name="Tabla1.A1" office:value-type="string">
            <text:p text:style-name="P4"><text:bookmark text:name="L169"/></text:p>
          </table:table-cell>
        </table:table-row>
        <table:table-row>
          <table:table-cell table:style-name="Tabla1.A1" office:value-type="string">
            <text:p text:style-name="P4"><text:bookmark text:name="LC169"/></text:p>
          </table:table-cell>
          <table:table-cell table:style-name="Tabla1.A1" office:value-type="string">
            <text:p text:style-name="P2">&lt;<text:span text:style-name="T1">section</text:span> <text:span text:style-name="T2">class</text:span>=<text:span text:style-name="T3">"video-container"</text:span>&gt;<text:bookmark text:name="L170"/></text:p>
          </table:table-cell>
        </table:table-row>
        <table:table-row>
          <table:table-cell table:style-name="Tabla1.A1" office:value-type="string">
            <text:p text:style-name="P4"><text:bookmark text:name="LC170"/></text:p>
          </table:table-cell>
          <table:table-cell table:style-name="Tabla1.A1" office:value-type="string">
            <text:p text:style-name="P2">&lt;<text:span text:style-name="T1">iframe</text:span> <text:span text:style-name="T2">width</text:span>=<text:span text:style-name="T3">"560"</text:span> <text:span text:style-name="T2">height</text:span>=<text:span text:style-name="T3">"315"</text:span> <text:span text:style-name="T2">src</text:span>=<text:span text:style-name="T3">"https://www.youtube.com/embed/jc8vDax6zZQ"</text:span> <text:span text:style-name="T2">frameborder</text:span>=<text:span text:style-name="T3">"0"</text:span><text:bookmark text:name="L171"/></text:p>
          </table:table-cell>
        </table:table-row>
        <table:table-row>
          <table:table-cell table:style-name="Tabla1.A1" office:value-type="string">
            <text:p text:style-name="P4"><text:bookmark text:name="LC171"/></text:p>
          </table:table-cell>
          <table:table-cell table:style-name="Tabla1.A1" office:value-type="string">
            <text:p text:style-name="P2"><text:span text:style-name="T2">allow</text:span>=<text:span text:style-name="T3">"accelerometer; autoplay; encrypted-media; gyroscope; picture-in-picture"</text:span><text:bookmark text:name="L172"/></text:p>
          </table:table-cell>
        </table:table-row>
        <table:table-row>
          <table:table-cell table:style-name="Tabla1.A1" office:value-type="string">
            <text:p text:style-name="P4"><text:bookmark text:name="LC172"/></text:p>
          </table:table-cell>
          <table:table-cell table:style-name="Tabla1.A1" office:value-type="string">
            <text:p text:style-name="P2"><text:span text:style-name="T2">allowfullscreen</text:span> <text:span text:style-name="T2">class</text:span>=<text:span text:style-name="T3">"video"</text:span>&gt;&lt;/<text:span text:style-name="T1">iframe</text:span>&gt;<text:bookmark text:name="L173"/></text:p>
          </table:table-cell>
        </table:table-row>
        <table:table-row>
          <table:table-cell table:style-name="Tabla1.A1" office:value-type="string">
            <text:p text:style-name="P4"><text:bookmark text:name="LC17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video-description"</text:span>&gt; 20 de abril | ¿Cómo preparar las mejores hamburguesas?&lt;/<text:span text:style-name="T1">div</text:span>&gt;<text:bookmark text:name="L174"/></text:p>
          </table:table-cell>
        </table:table-row>
        <table:table-row>
          <table:table-cell table:style-name="Tabla1.A1" office:value-type="string">
            <text:p text:style-name="P4"><text:bookmark text:name="LC174"/></text:p>
          </table:table-cell>
          <table:table-cell table:style-name="Tabla1.A1" office:value-type="string">
            <text:p text:style-name="P2">&lt;/<text:span text:style-name="T1">section</text:span>&gt;<text:bookmark text:name="L175"/></text:p>
          </table:table-cell>
        </table:table-row>
        <table:table-row>
          <table:table-cell table:style-name="Tabla1.A1" office:value-type="string">
            <text:p text:style-name="P4"><text:bookmark text:name="LC175"/></text:p>
          </table:table-cell>
          <table:table-cell table:style-name="Tabla1.A1" office:value-type="string">
            <text:p text:style-name="P4"><text:bookmark text:name="L176"/></text:p>
          </table:table-cell>
        </table:table-row>
        <table:table-row>
          <table:table-cell table:style-name="Tabla1.A1" office:value-type="string">
            <text:p text:style-name="P4"><text:bookmark text:name="LC176"/></text:p>
          </table:table-cell>
          <table:table-cell table:style-name="Tabla1.A1" office:value-type="string">
            <text:p text:style-name="P3">&lt;!-- Noticias de recetas --&gt;<text:bookmark text:name="L177"/></text:p>
          </table:table-cell>
        </table:table-row>
        <table:table-row>
          <table:table-cell table:style-name="Tabla1.A1" office:value-type="string">
            <text:p text:style-name="P4"><text:bookmark text:name="LC177"/></text:p>
          </table:table-cell>
          <table:table-cell table:style-name="Tabla1.A1" office:value-type="string">
            <text:p text:style-name="P4"><text:bookmark text:name="L178"/></text:p>
          </table:table-cell>
        </table:table-row>
        <table:table-row>
          <table:table-cell table:style-name="Tabla1.A1" office:value-type="string">
            <text:p text:style-name="P4"><text:bookmark text:name="LC178"/></text:p>
          </table:table-cell>
          <table:table-cell table:style-name="Tabla1.A1" office:value-type="string">
            <text:p text:style-name="P2">&lt;<text:span text:style-name="T1">section</text:span> <text:span text:style-name="T2">class</text:span>=<text:span text:style-name="T3">"news-container"</text:span>&gt;<text:bookmark text:name="L179"/></text:p>
          </table:table-cell>
        </table:table-row>
        <table:table-row>
          <table:table-cell table:style-name="Tabla1.A1" office:value-type="string">
            <text:p text:style-name="P4"><text:bookmark text:name="LC179"/></text:p>
          </table:table-cell>
          <table:table-cell table:style-name="Tabla1.A1" office:value-type="string">
            <text:p text:style-name="P2">&lt;<text:span text:style-name="T1">article</text:span> <text:span text:style-name="T2">class</text:span>=<text:span text:style-name="T3">"news"</text:span>&gt;<text:bookmark text:name="L180"/></text:p>
          </table:table-cell>
        </table:table-row>
        <table:table-row>
          <table:table-cell table:style-name="Tabla1.A1" office:value-type="string">
            <text:p text:style-name="P4"><text:bookmark text:name="LC180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content"</text:span>&gt;<text:bookmark text:name="L181"/></text:p>
          </table:table-cell>
        </table:table-row>
        <table:table-row>
          <table:table-cell table:style-name="Tabla1.A1" office:value-type="string">
            <text:p text:style-name="P4"><text:bookmark text:name="LC181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nota1.JPG"</text:span>&gt;<text:bookmark text:name="L182"/></text:p>
          </table:table-cell>
        </table:table-row>
        <table:table-row>
          <table:table-cell table:style-name="Tabla1.A1" office:value-type="string">
            <text:p text:style-name="P4"><text:bookmark text:name="LC182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text"</text:span>&gt;<text:bookmark text:name="L183"/></text:p>
          </table:table-cell>
        </table:table-row>
        <table:table-row>
          <table:table-cell table:style-name="Tabla1.A1" office:value-type="string">
            <text:p text:style-name="P4"><text:bookmark text:name="LC18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info"</text:span>&gt;<text:bookmark text:name="L184"/></text:p>
          </table:table-cell>
        </table:table-row>
        <table:table-row>
          <table:table-cell table:style-name="Tabla1.A1" office:value-type="string">
            <text:p text:style-name="P4"><text:bookmark text:name="LC184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info-details"</text:span>&gt;By Maria | Mayo 19, 2017&lt;/<text:span text:style-name="T1">div</text:span>&gt;<text:bookmark text:name="L185"/></text:p>
          </table:table-cell>
        </table:table-row>
        <table:table-row>
          <table:table-cell table:style-name="Tabla1.A1" office:value-type="string">
            <text:p text:style-name="P4"><text:bookmark text:name="LC185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comments-info"</text:span>&gt;<text:bookmark text:name="L186"/></text:p>
          </table:table-cell>
        </table:table-row>
        <table:table-row>
          <table:table-cell table:style-name="Tabla1.A1" office:value-type="string">
            <text:p text:style-name="P4"><text:bookmark text:name="LC186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r fa-heart"</text:span>&gt;&lt;/<text:span text:style-name="T1">i</text:span>&gt;&lt;/<text:span text:style-name="T1">a</text:span>&gt;20<text:bookmark text:name="L187"/></text:p>
          </table:table-cell>
        </table:table-row>
        <table:table-row>
          <table:table-cell table:style-name="Tabla1.A1" office:value-type="string">
            <text:p text:style-name="P4"><text:bookmark text:name="LC187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r fa-comments"</text:span>&gt;&lt;/<text:span text:style-name="T1">i</text:span>&gt;&lt;/<text:span text:style-name="T1">a</text:span>&gt;10<text:bookmark text:name="L188"/></text:p>
          </table:table-cell>
        </table:table-row>
        <table:table-row>
          <table:table-cell table:style-name="Tabla1.A1" office:value-type="string">
            <text:p text:style-name="P4"><text:bookmark text:name="LC188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s fa-share-alt"</text:span>&gt;&lt;/<text:span text:style-name="T1">i</text:span>&gt;&lt;/<text:span text:style-name="T1">a</text:span>&gt;<text:bookmark text:name="L189"/></text:p>
          </table:table-cell>
        </table:table-row>
        <table:table-row>
          <table:table-cell table:style-name="Tabla1.A1" office:value-type="string">
            <text:p text:style-name="P4"><text:bookmark text:name="LC189"/></text:p>
          </table:table-cell>
          <table:table-cell table:style-name="Tabla1.A1" office:value-type="string">
            <text:p text:style-name="P2">&lt;/<text:span text:style-name="T1">div</text:span>&gt;<text:bookmark text:name="L190"/></text:p>
          </table:table-cell>
        </table:table-row>
        <table:table-row>
          <table:table-cell table:style-name="Tabla1.A1" office:value-type="string">
            <text:p text:style-name="P4"><text:bookmark text:name="LC190"/></text:p>
          </table:table-cell>
          <table:table-cell table:style-name="Tabla1.A1" office:value-type="string">
            <text:p text:style-name="P2">&lt;/<text:span text:style-name="T1">div</text:span>&gt;<text:bookmark text:name="L191"/></text:p>
          </table:table-cell>
        </table:table-row>
        <table:table-row>
          <table:table-cell table:style-name="Tabla1.A1" office:value-type="string">
            <text:p text:style-name="P4"><text:bookmark text:name="LC191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<text:bookmark text:name="L192"/></text:p>
          </table:table-cell>
        </table:table-row>
        <table:table-row>
          <table:table-cell table:style-name="Tabla1.A1" office:value-type="string">
            <text:p text:style-name="P4"><text:bookmark text:name="LC192"/></text:p>
          </table:table-cell>
          <table:table-cell table:style-name="Tabla1.A1" office:value-type="string">
            <text:p text:style-name="P2">&lt;<text:span text:style-name="T1">h6</text:span>&gt;Delicias dulces&lt;/<text:span text:style-name="T1">h6</text:span>&gt;<text:bookmark text:name="L193"/></text:p>
          </table:table-cell>
        </table:table-row>
        <table:table-row>
          <table:table-cell table:style-name="Tabla1.A1" office:value-type="string">
            <text:p text:style-name="P4"><text:bookmark text:name="LC193"/></text:p>
          </table:table-cell>
          <table:table-cell table:style-name="Tabla1.A1" office:value-type="string">
            <text:p text:style-name="P2">&lt;/<text:span text:style-name="T1">a</text:span>&gt;<text:bookmark text:name="L194"/></text:p>
          </table:table-cell>
        </table:table-row>
        <table:table-row>
          <table:table-cell table:style-name="Tabla1.A1" office:value-type="string">
            <text:p text:style-name="P4"><text:bookmark text:name="LC194"/></text:p>
          </table:table-cell>
          <table:table-cell table:style-name="Tabla1.A1" office:value-type="string">
            <text:p text:style-name="P2">&lt;<text:span text:style-name="T1">p</text:span>&gt;En este artículo van a poner una receta muy simple, sana y muy rica!&lt;/<text:span text:style-name="T1">p</text:span>&gt;<text:bookmark text:name="L195"/></text:p>
          </table:table-cell>
        </table:table-row>
        <table:table-row>
          <table:table-cell table:style-name="Tabla1.A1" office:value-type="string">
            <text:p text:style-name="P4"><text:bookmark text:name="LC195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"recepies.html"</text:span> <text:span text:style-name="T2">class</text:span>=<text:span text:style-name="T3">"button2"</text:span>&gt;Leer más&lt;/<text:span text:style-name="T1">a</text:span>&gt;<text:bookmark text:name="L196"/></text:p>
          </table:table-cell>
        </table:table-row>
        <table:table-row>
          <table:table-cell table:style-name="Tabla1.A1" office:value-type="string">
            <text:p text:style-name="P4"><text:bookmark text:name="LC196"/></text:p>
          </table:table-cell>
          <table:table-cell table:style-name="Tabla1.A1" office:value-type="string">
            <text:p text:style-name="P2">&lt;/<text:span text:style-name="T1">div</text:span>&gt;<text:bookmark text:name="L197"/></text:p>
          </table:table-cell>
        </table:table-row>
        <table:table-row>
          <table:table-cell table:style-name="Tabla1.A1" office:value-type="string">
            <text:p text:style-name="P4"><text:bookmark text:name="LC197"/></text:p>
          </table:table-cell>
          <table:table-cell table:style-name="Tabla1.A1" office:value-type="string">
            <text:p text:style-name="P2">&lt;/<text:span text:style-name="T1">div</text:span>&gt;<text:bookmark text:name="L198"/></text:p>
          </table:table-cell>
        </table:table-row>
        <table:table-row>
          <table:table-cell table:style-name="Tabla1.A1" office:value-type="string">
            <text:p text:style-name="P4"><text:bookmark text:name="LC198"/></text:p>
          </table:table-cell>
          <table:table-cell table:style-name="Tabla1.A1" office:value-type="string">
            <text:p text:style-name="P2">&lt;/<text:span text:style-name="T1">article</text:span>&gt;<text:bookmark text:name="L199"/></text:p>
          </table:table-cell>
        </table:table-row>
        <table:table-row>
          <table:table-cell table:style-name="Tabla1.A1" office:value-type="string">
            <text:p text:style-name="P4"><text:bookmark text:name="LC199"/></text:p>
          </table:table-cell>
          <table:table-cell table:style-name="Tabla1.A1" office:value-type="string">
            <text:p text:style-name="P4"><text:bookmark text:name="L200"/></text:p>
          </table:table-cell>
        </table:table-row>
        <table:table-row>
          <table:table-cell table:style-name="Tabla1.A1" office:value-type="string">
            <text:p text:style-name="P4"><text:bookmark text:name="LC200"/></text:p>
          </table:table-cell>
          <table:table-cell table:style-name="Tabla1.A1" office:value-type="string">
            <text:p text:style-name="P2">&lt;<text:span text:style-name="T1">article</text:span> <text:span text:style-name="T2">class</text:span>=<text:span text:style-name="T3">"news"</text:span>&gt;<text:bookmark text:name="L201"/></text:p>
          </table:table-cell>
        </table:table-row>
        <table:table-row>
          <table:table-cell table:style-name="Tabla1.A1" office:value-type="string">
            <text:p text:style-name="P4"><text:bookmark text:name="LC201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content"</text:span>&gt;<text:bookmark text:name="L202"/></text:p>
          </table:table-cell>
        </table:table-row>
        <table:table-row>
          <table:table-cell table:style-name="Tabla1.A1" office:value-type="string">
            <text:p text:style-name="P4"><text:bookmark text:name="LC202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nota2.JPG"</text:span>&gt;<text:bookmark text:name="L203"/></text:p>
          </table:table-cell>
        </table:table-row>
        <table:table-row>
          <table:table-cell table:style-name="Tabla1.A1" office:value-type="string">
            <text:p text:style-name="P4"><text:bookmark text:name="LC20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text"</text:span>&gt;<text:bookmark text:name="L204"/></text:p>
          </table:table-cell>
        </table:table-row>
        <table:table-row>
          <table:table-cell table:style-name="Tabla1.A1" office:value-type="string">
            <text:p text:style-name="P4"><text:bookmark text:name="LC204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news-info"</text:span>&gt;<text:bookmark text:name="L205"/></text:p>
          </table:table-cell>
        </table:table-row>
        <table:table-row>
          <table:table-cell table:style-name="Tabla1.A1" office:value-type="string">
            <text:p text:style-name="P4"><text:bookmark text:name="LC205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info-details"</text:span>&gt;<text:bookmark text:name="L206"/></text:p>
          </table:table-cell>
        </table:table-row>
        <table:table-row>
          <table:table-cell table:style-name="Tabla1.A1" office:value-type="string">
            <text:p text:style-name="P4"><text:bookmark text:name="LC206"/></text:p>
          </table:table-cell>
          <table:table-cell table:style-name="Tabla1.A1" office:value-type="string">
            <text:p text:style-name="P2">&lt;<text:span text:style-name="T1">div</text:span>&gt;By Maria | Mayo 19, 2017&lt;/<text:span text:style-name="T1">div</text:span>&gt;<text:bookmark text:name="L207"/></text:p>
          </table:table-cell>
        </table:table-row>
        <table:table-row>
          <table:table-cell table:style-name="Tabla1.A1" office:value-type="string">
            <text:p text:style-name="P4"><text:bookmark text:name="LC207"/></text:p>
          </table:table-cell>
          <table:table-cell table:style-name="Tabla1.A1" office:value-type="string">
            <text:p text:style-name="P2">&lt;/<text:span text:style-name="T1">div</text:span>&gt;<text:bookmark text:name="L208"/></text:p>
          </table:table-cell>
        </table:table-row>
        <table:table-row>
          <table:table-cell table:style-name="Tabla1.A1" office:value-type="string">
            <text:p text:style-name="P4"><text:bookmark text:name="LC208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comments-info"</text:span>&gt;<text:bookmark text:name="L209"/></text:p>
          </table:table-cell>
        </table:table-row>
        <table:table-row>
          <table:table-cell table:style-name="Tabla1.A1" office:value-type="string">
            <text:p text:style-name="P4"><text:bookmark text:name="LC209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r fa-heart"</text:span>&gt;&lt;/<text:span text:style-name="T1">i</text:span>&gt;&lt;/<text:span text:style-name="T1">a</text:span>&gt;<text:bookmark text:name="L210"/></text:p>
          </table:table-cell>
        </table:table-row>
        <table:table-row>
          <table:table-cell table:style-name="Tabla1.A1" office:value-type="string">
            <text:p text:style-name="P4"><text:bookmark text:name="LC210"/></text:p>
          </table:table-cell>
          <table:table-cell table:style-name="Tabla1.A1" office:value-type="string">
            <text:p text:style-name="P2">&lt;<text:span text:style-name="T1">span</text:span>&gt;43&lt;/<text:span text:style-name="T1">span</text:span>&gt;<text:bookmark text:name="L211"/></text:p>
          </table:table-cell>
        </table:table-row>
        <table:table-row>
          <table:table-cell table:style-name="Tabla1.A1" office:value-type="string">
            <text:p text:style-name="P4"><text:bookmark text:name="LC211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r fa-comments"</text:span>&gt;&lt;/<text:span text:style-name="T1">i</text:span>&gt;&lt;/<text:span text:style-name="T1">a</text:span>&gt;<text:bookmark text:name="L212"/></text:p>
          </table:table-cell>
        </table:table-row>
        <text:soft-page-break/>
        <table:table-row>
          <table:table-cell table:style-name="Tabla1.A1" office:value-type="string">
            <text:p text:style-name="P4"><text:bookmark text:name="LC212"/></text:p>
          </table:table-cell>
          <table:table-cell table:style-name="Tabla1.A1" office:value-type="string">
            <text:p text:style-name="P2">&lt;<text:span text:style-name="T1">span</text:span>&gt;70&lt;/<text:span text:style-name="T1">span</text:span>&gt;<text:bookmark text:name="L213"/></text:p>
          </table:table-cell>
        </table:table-row>
        <table:table-row>
          <table:table-cell table:style-name="Tabla1.A1" office:value-type="string">
            <text:p text:style-name="P4"><text:bookmark text:name="LC213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&lt;<text:span text:style-name="T1">i</text:span> <text:span text:style-name="T2">class</text:span>=<text:span text:style-name="T3">"fas fa-share-alt"</text:span>&gt;&lt;/<text:span text:style-name="T1">i</text:span>&gt;&lt;/<text:span text:style-name="T1">a</text:span>&gt;<text:bookmark text:name="L214"/></text:p>
          </table:table-cell>
        </table:table-row>
        <table:table-row>
          <table:table-cell table:style-name="Tabla1.A1" office:value-type="string">
            <text:p text:style-name="P4"><text:bookmark text:name="LC214"/></text:p>
          </table:table-cell>
          <table:table-cell table:style-name="Tabla1.A1" office:value-type="string">
            <text:p text:style-name="P2">&lt;/<text:span text:style-name="T1">div</text:span>&gt;<text:bookmark text:name="L215"/></text:p>
          </table:table-cell>
        </table:table-row>
        <table:table-row>
          <table:table-cell table:style-name="Tabla1.A1" office:value-type="string">
            <text:p text:style-name="P4"><text:bookmark text:name="LC215"/></text:p>
          </table:table-cell>
          <table:table-cell table:style-name="Tabla1.A1" office:value-type="string">
            <text:p text:style-name="P2">&lt;/<text:span text:style-name="T1">div</text:span>&gt;<text:bookmark text:name="L216"/></text:p>
          </table:table-cell>
        </table:table-row>
        <table:table-row>
          <table:table-cell table:style-name="Tabla1.A1" office:value-type="string">
            <text:p text:style-name="P4"><text:bookmark text:name="LC216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#</text:span>&gt;<text:bookmark text:name="L217"/></text:p>
          </table:table-cell>
        </table:table-row>
        <table:table-row>
          <table:table-cell table:style-name="Tabla1.A1" office:value-type="string">
            <text:p text:style-name="P4"><text:bookmark text:name="LC217"/></text:p>
          </table:table-cell>
          <table:table-cell table:style-name="Tabla1.A1" office:value-type="string">
            <text:p text:style-name="P2">&lt;<text:span text:style-name="T1">h6</text:span>&gt;Comidas simples&lt;/<text:span text:style-name="T1">h6</text:span>&gt;<text:bookmark text:name="L218"/></text:p>
          </table:table-cell>
        </table:table-row>
        <table:table-row>
          <table:table-cell table:style-name="Tabla1.A1" office:value-type="string">
            <text:p text:style-name="P4"><text:bookmark text:name="LC218"/></text:p>
          </table:table-cell>
          <table:table-cell table:style-name="Tabla1.A1" office:value-type="string">
            <text:p text:style-name="P2">&lt;/<text:span text:style-name="T1">a</text:span>&gt;<text:bookmark text:name="L219"/></text:p>
          </table:table-cell>
        </table:table-row>
        <table:table-row>
          <table:table-cell table:style-name="Tabla1.A1" office:value-type="string">
            <text:p text:style-name="P4"><text:bookmark text:name="LC219"/></text:p>
          </table:table-cell>
          <table:table-cell table:style-name="Tabla1.A1" office:value-type="string">
            <text:p text:style-name="P2">&lt;<text:span text:style-name="T1">p</text:span>&gt;En este artículo van a poner una receta muy simple, sana y muy rica!&lt;/<text:span text:style-name="T1">p</text:span>&gt;<text:bookmark text:name="L220"/></text:p>
          </table:table-cell>
        </table:table-row>
        <table:table-row>
          <table:table-cell table:style-name="Tabla1.A1" office:value-type="string">
            <text:p text:style-name="P4"><text:bookmark text:name="LC220"/></text:p>
          </table:table-cell>
          <table:table-cell table:style-name="Tabla1.A1" office:value-type="string">
            <text:p text:style-name="P2">&lt;/<text:span text:style-name="T1">div</text:span>&gt;<text:bookmark text:name="L221"/></text:p>
          </table:table-cell>
        </table:table-row>
        <table:table-row>
          <table:table-cell table:style-name="Tabla1.A1" office:value-type="string">
            <text:p text:style-name="P4"><text:bookmark text:name="LC221"/></text:p>
          </table:table-cell>
          <table:table-cell table:style-name="Tabla1.A1" office:value-type="string">
            <text:p text:style-name="P2">&lt;/<text:span text:style-name="T1">div</text:span>&gt;<text:bookmark text:name="L222"/></text:p>
          </table:table-cell>
        </table:table-row>
        <table:table-row>
          <table:table-cell table:style-name="Tabla1.A1" office:value-type="string">
            <text:p text:style-name="P4"><text:bookmark text:name="LC222"/></text:p>
          </table:table-cell>
          <table:table-cell table:style-name="Tabla1.A1" office:value-type="string">
            <text:p text:style-name="P2">&lt;/<text:span text:style-name="T1">article</text:span>&gt;<text:bookmark text:name="L223"/></text:p>
          </table:table-cell>
        </table:table-row>
        <table:table-row>
          <table:table-cell table:style-name="Tabla1.A1" office:value-type="string">
            <text:p text:style-name="P4"><text:bookmark text:name="LC223"/></text:p>
          </table:table-cell>
          <table:table-cell table:style-name="Tabla1.A1" office:value-type="string">
            <text:p text:style-name="P2">&lt;/<text:span text:style-name="T1">section</text:span>&gt;<text:bookmark text:name="L224"/></text:p>
          </table:table-cell>
        </table:table-row>
        <table:table-row>
          <table:table-cell table:style-name="Tabla1.A1" office:value-type="string">
            <text:p text:style-name="P4"><text:bookmark text:name="LC224"/></text:p>
          </table:table-cell>
          <table:table-cell table:style-name="Tabla1.A1" office:value-type="string">
            <text:p text:style-name="P2">&lt;/<text:span text:style-name="T1">main</text:span>&gt;<text:bookmark text:name="L225"/></text:p>
          </table:table-cell>
        </table:table-row>
        <table:table-row>
          <table:table-cell table:style-name="Tabla1.A1" office:value-type="string">
            <text:p text:style-name="P4"><text:bookmark text:name="LC225"/></text:p>
          </table:table-cell>
          <table:table-cell table:style-name="Tabla1.A1" office:value-type="string">
            <text:p text:style-name="P4"><text:bookmark text:name="L226"/></text:p>
          </table:table-cell>
        </table:table-row>
        <table:table-row>
          <table:table-cell table:style-name="Tabla1.A1" office:value-type="string">
            <text:p text:style-name="P4"><text:bookmark text:name="LC226"/></text:p>
          </table:table-cell>
          <table:table-cell table:style-name="Tabla1.A1" office:value-type="string">
            <text:p text:style-name="P3">&lt;!--<text:bookmark text:name="L227"/></text:p>
          </table:table-cell>
        </table:table-row>
        <table:table-row>
          <table:table-cell table:style-name="Tabla1.A1" office:value-type="string">
            <text:p text:style-name="P4"><text:bookmark text:name="LC227"/></text:p>
          </table:table-cell>
          <table:table-cell table:style-name="Tabla1.A1" office:value-type="string">
            <text:p text:style-name="P3">c) Aside: "Sobre mí"<text:bookmark text:name="L228"/></text:p>
          </table:table-cell>
        </table:table-row>
        <table:table-row>
          <table:table-cell table:style-name="Tabla1.A1" office:value-type="string">
            <text:p text:style-name="P4"><text:bookmark text:name="LC228"/></text:p>
          </table:table-cell>
          <table:table-cell table:style-name="Tabla1.A1" office:value-type="string">
            <text:p text:style-name="P3">--&gt;<text:bookmark text:name="L229"/></text:p>
          </table:table-cell>
        </table:table-row>
        <table:table-row>
          <table:table-cell table:style-name="Tabla1.A1" office:value-type="string">
            <text:p text:style-name="P4"><text:bookmark text:name="LC229"/></text:p>
          </table:table-cell>
          <table:table-cell table:style-name="Tabla1.A1" office:value-type="string">
            <text:p text:style-name="P4"><text:bookmark text:name="L230"/></text:p>
          </table:table-cell>
        </table:table-row>
        <table:table-row>
          <table:table-cell table:style-name="Tabla1.A1" office:value-type="string">
            <text:p text:style-name="P4"><text:bookmark text:name="LC230"/></text:p>
          </table:table-cell>
          <table:table-cell table:style-name="Tabla1.A1" office:value-type="string">
            <text:p text:style-name="P2">&lt;<text:span text:style-name="T1">aside</text:span> <text:span text:style-name="T2">id</text:span>=<text:span text:style-name="T3">"aboutme"</text:span>&gt;<text:bookmark text:name="L231"/></text:p>
          </table:table-cell>
        </table:table-row>
        <table:table-row>
          <table:table-cell table:style-name="Tabla1.A1" office:value-type="string">
            <text:p text:style-name="P4"><text:bookmark text:name="LC231"/></text:p>
          </table:table-cell>
          <table:table-cell table:style-name="Tabla1.A1" office:value-type="string">
            <text:p text:style-name="P2">&lt;<text:span text:style-name="T1">h6</text:span> <text:span text:style-name="T2">class</text:span>=<text:span text:style-name="T3">"lead"</text:span>&gt;SOBRE MI&lt;/<text:span text:style-name="T1">h6</text:span>&gt;<text:bookmark text:name="L232"/></text:p>
          </table:table-cell>
        </table:table-row>
        <table:table-row>
          <table:table-cell table:style-name="Tabla1.A1" office:value-type="string">
            <text:p text:style-name="P4"><text:bookmark text:name="LC232"/></text:p>
          </table:table-cell>
          <table:table-cell table:style-name="Tabla1.A1" office:value-type="string">
            <text:p text:style-name="P2">&lt;<text:span text:style-name="T1">img</text:span> <text:span text:style-name="T2">src</text:span>=<text:span text:style-name="T3">"img/img-home/perfil.jpg"</text:span>&gt;<text:bookmark text:name="L233"/></text:p>
          </table:table-cell>
        </table:table-row>
        <table:table-row>
          <table:table-cell table:style-name="Tabla1.A1" office:value-type="string">
            <text:p text:style-name="P4"><text:bookmark text:name="LC233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profile-description"</text:span>&gt;<text:bookmark text:name="L234"/></text:p>
          </table:table-cell>
        </table:table-row>
        <table:table-row>
          <table:table-cell table:style-name="Tabla1.A1" office:value-type="string">
            <text:p text:style-name="P4"><text:bookmark text:name="LC234"/></text:p>
          </table:table-cell>
          <table:table-cell table:style-name="Tabla1.A1" office:value-type="string">
            <text:p text:style-name="P2">&lt;<text:span text:style-name="T1">h7</text:span>&gt;Natalia Guida&lt;/<text:span text:style-name="T1">h7</text:span>&gt;<text:bookmark text:name="L235"/></text:p>
          </table:table-cell>
        </table:table-row>
        <table:table-row>
          <table:table-cell table:style-name="Tabla1.A1" office:value-type="string">
            <text:p text:style-name="P4"><text:bookmark text:name="LC235"/></text:p>
          </table:table-cell>
          <table:table-cell table:style-name="Tabla1.A1" office:value-type="string">
            <text:p text:style-name="P2">&lt;<text:span text:style-name="T1">p</text:span>&gt;Tengo 23 años, hace dos que estudio cocina y soy fanática de la comida. Espero que les<text:bookmark text:name="L236"/></text:p>
          </table:table-cell>
        </table:table-row>
        <table:table-row>
          <table:table-cell table:style-name="Tabla1.A1" office:value-type="string">
            <text:p text:style-name="P4"><text:bookmark text:name="LC236"/></text:p>
          </table:table-cell>
          <table:table-cell table:style-name="Tabla1.A1" office:value-type="string">
            <text:p text:style-name="P2">guste mi contenido.&lt;/<text:span text:style-name="T1">p</text:span>&gt;<text:bookmark text:name="L237"/></text:p>
          </table:table-cell>
        </table:table-row>
        <table:table-row>
          <table:table-cell table:style-name="Tabla1.A1" office:value-type="string">
            <text:p text:style-name="P4"><text:bookmark text:name="LC237"/></text:p>
          </table:table-cell>
          <table:table-cell table:style-name="Tabla1.A1" office:value-type="string">
            <text:p text:style-name="P2">&lt;/<text:span text:style-name="T1">div</text:span>&gt;<text:bookmark text:name="L238"/></text:p>
          </table:table-cell>
        </table:table-row>
        <table:table-row>
          <table:table-cell table:style-name="Tabla1.A1" office:value-type="string">
            <text:p text:style-name="P4"><text:bookmark text:name="LC238"/></text:p>
          </table:table-cell>
          <table:table-cell table:style-name="Tabla1.A1" office:value-type="string">
            <text:p text:style-name="P2">&lt;<text:span text:style-name="T1">h6</text:span> <text:span text:style-name="T2">class</text:span>=<text:span text:style-name="T3">"lead"</text:span>&gt;NEWSLETTER&lt;/<text:span text:style-name="T1">h6</text:span>&gt;<text:bookmark text:name="L239"/></text:p>
          </table:table-cell>
        </table:table-row>
        <table:table-row>
          <table:table-cell table:style-name="Tabla1.A1" office:value-type="string">
            <text:p text:style-name="P4"><text:bookmark text:name="LC239"/></text:p>
          </table:table-cell>
          <table:table-cell table:style-name="Tabla1.A1" office:value-type="string">
            <text:p text:style-name="P2">&lt;/<text:span text:style-name="T1">aside</text:span>&gt;<text:bookmark text:name="L240"/></text:p>
          </table:table-cell>
        </table:table-row>
        <table:table-row>
          <table:table-cell table:style-name="Tabla1.A1" office:value-type="string">
            <text:p text:style-name="P4"><text:bookmark text:name="LC240"/></text:p>
          </table:table-cell>
          <table:table-cell table:style-name="Tabla1.A1" office:value-type="string">
            <text:p text:style-name="P2">&lt;/<text:span text:style-name="T1">div</text:span>&gt;<text:bookmark text:name="L241"/></text:p>
          </table:table-cell>
        </table:table-row>
        <table:table-row>
          <table:table-cell table:style-name="Tabla1.A1" office:value-type="string">
            <text:p text:style-name="P4"><text:bookmark text:name="LC241"/></text:p>
          </table:table-cell>
          <table:table-cell table:style-name="Tabla1.A1" office:value-type="string">
            <text:p text:style-name="P4"><text:bookmark text:name="L242"/></text:p>
          </table:table-cell>
        </table:table-row>
        <table:table-row>
          <table:table-cell table:style-name="Tabla1.A1" office:value-type="string">
            <text:p text:style-name="P4"><text:bookmark text:name="LC242"/></text:p>
          </table:table-cell>
          <table:table-cell table:style-name="Tabla1.A1" office:value-type="string">
            <text:p text:style-name="P3">&lt;!-- Se cierra la división de la columna principal en Main y Aside --&gt;<text:bookmark text:name="L243"/></text:p>
          </table:table-cell>
        </table:table-row>
        <table:table-row>
          <table:table-cell table:style-name="Tabla1.A1" office:value-type="string">
            <text:p text:style-name="P4"><text:bookmark text:name="LC243"/></text:p>
          </table:table-cell>
          <table:table-cell table:style-name="Tabla1.A1" office:value-type="string">
            <text:p text:style-name="P4"><text:bookmark text:name="L244"/></text:p>
          </table:table-cell>
        </table:table-row>
        <table:table-row>
          <table:table-cell table:style-name="Tabla1.A1" office:value-type="string">
            <text:p text:style-name="P4"><text:bookmark text:name="LC244"/></text:p>
          </table:table-cell>
          <table:table-cell table:style-name="Tabla1.A1" office:value-type="string">
            <text:p text:style-name="P3">&lt;!--<text:bookmark text:name="L245"/></text:p>
          </table:table-cell>
        </table:table-row>
        <table:table-row>
          <table:table-cell table:style-name="Tabla1.A1" office:value-type="string">
            <text:p text:style-name="P4"><text:bookmark text:name="LC245"/></text:p>
          </table:table-cell>
          <table:table-cell table:style-name="Tabla1.A1" office:value-type="string">
            <text:p text:style-name="P3">d) Footer: links a redes sociales<text:bookmark text:name="L246"/></text:p>
          </table:table-cell>
        </table:table-row>
        <table:table-row>
          <table:table-cell table:style-name="Tabla1.A1" office:value-type="string">
            <text:p text:style-name="P4"><text:bookmark text:name="LC246"/></text:p>
          </table:table-cell>
          <table:table-cell table:style-name="Tabla1.A1" office:value-type="string">
            <text:p text:style-name="P3">--&gt;<text:bookmark text:name="L247"/></text:p>
          </table:table-cell>
        </table:table-row>
        <table:table-row>
          <table:table-cell table:style-name="Tabla1.A1" office:value-type="string">
            <text:p text:style-name="P4"><text:bookmark text:name="LC247"/></text:p>
          </table:table-cell>
          <table:table-cell table:style-name="Tabla1.A1" office:value-type="string">
            <text:p text:style-name="P4"><text:bookmark text:name="L248"/></text:p>
          </table:table-cell>
        </table:table-row>
        <table:table-row>
          <table:table-cell table:style-name="Tabla1.A1" office:value-type="string">
            <text:p text:style-name="P4"><text:bookmark text:name="LC248"/></text:p>
          </table:table-cell>
          <table:table-cell table:style-name="Tabla1.A1" office:value-type="string">
            <text:p text:style-name="P2">&lt;<text:span text:style-name="T1">footer</text:span>&gt;<text:bookmark text:name="L249"/></text:p>
          </table:table-cell>
        </table:table-row>
        <table:table-row>
          <table:table-cell table:style-name="Tabla1.A1" office:value-type="string">
            <text:p text:style-name="P4"><text:bookmark text:name="LC249"/></text:p>
          </table:table-cell>
          <table:table-cell table:style-name="Tabla1.A1" office:value-type="string">
            <text:p text:style-name="P2">&lt;<text:span text:style-name="T1">div</text:span> <text:span text:style-name="T2">class</text:span>=<text:span text:style-name="T3">"footer-container"</text:span>&gt;<text:bookmark text:name="L250"/></text:p>
          </table:table-cell>
        </table:table-row>
        <table:table-row>
          <table:table-cell table:style-name="Tabla1.A1" office:value-type="string">
            <text:p text:style-name="P4"><text:bookmark text:name="LC250"/></text:p>
          </table:table-cell>
          <table:table-cell table:style-name="Tabla1.A1" office:value-type="string">
            <text:p text:style-name="P2">&lt;<text:span text:style-name="T1">ul</text:span> <text:span text:style-name="T2">id</text:span>=<text:span text:style-name="T3">"contact"</text:span>&gt;<text:bookmark text:name="L251"/></text:p>
          </table:table-cell>
        </table:table-row>
        <table:table-row>
          <table:table-cell table:style-name="Tabla1.A1" office:value-type="string">
            <text:p text:style-name="P4"><text:bookmark text:name="LC251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www.facebook.com/"</text:span>&gt;&lt;<text:span text:style-name="T1">i</text:span><text:bookmark text:name="L252"/></text:p>
          </table:table-cell>
        </table:table-row>
        <table:table-row>
          <table:table-cell table:style-name="Tabla1.A1" office:value-type="string">
            <text:p text:style-name="P4"><text:bookmark text:name="LC252"/></text:p>
          </table:table-cell>
          <table:table-cell table:style-name="Tabla1.A1" office:value-type="string">
            <text:p text:style-name="P2"><text:span text:style-name="T2">class</text:span>=<text:span text:style-name="T3">"fab fa-facebook-f"</text:span>&gt;&lt;/<text:span text:style-name="T1">i</text:span>&gt;&lt;<text:span text:style-name="T1">span</text:span>&gt;FACEBOOK&lt;/<text:span text:style-name="T1">span</text:span>&gt;&lt;/<text:span text:style-name="T1">a</text:span>&gt;&lt;/<text:span text:style-name="T1">li</text:span>&gt;<text:bookmark text:name="L253"/></text:p>
          </table:table-cell>
        </table:table-row>
        <table:table-row>
          <table:table-cell table:style-name="Tabla1.A1" office:value-type="string">
            <text:p text:style-name="P4"><text:bookmark text:name="LC253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twitter.com/"</text:span>&gt;&lt;<text:span text:style-name="T1">i</text:span> <text:span text:style-name="T2">class</text:span>=<text:span text:style-name="T3">"fab fa-twitter"</text:span>&gt;&lt;/<text:span text:style-name="T1">i</text:span>&gt;&lt;<text:span text:style-name="T1">span</text:span>&gt;TWITTER&lt;/<text:span text:style-name="T1">span</text:span>&gt;&lt;/<text:span text:style-name="T1">a</text:span>&gt;&lt;/<text:span text:style-name="T1">li</text:span>&gt;<text:bookmark text:name="L254"/></text:p>
          </table:table-cell>
        </table:table-row>
        <table:table-row>
          <table:table-cell table:style-name="Tabla1.A1" office:value-type="string">
            <text:p text:style-name="P4"><text:bookmark text:name="LC254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aboutme.google.com/u/0/?referer=gplus"</text:span>&gt;&lt;<text:span text:style-name="T1">i</text:span><text:bookmark text:name="L255"/></text:p>
          </table:table-cell>
        </table:table-row>
        <table:table-row>
          <table:table-cell table:style-name="Tabla1.A1" office:value-type="string">
            <text:p text:style-name="P4"><text:bookmark text:name="LC255"/></text:p>
          </table:table-cell>
          <table:table-cell table:style-name="Tabla1.A1" office:value-type="string">
            <text:p text:style-name="P2"><text:span text:style-name="T2">class</text:span>=<text:span text:style-name="T3">"fab fa-google-plus-g"</text:span>&gt;&lt;/<text:span text:style-name="T1">i</text:span>&gt;&lt;<text:span text:style-name="T1">span</text:span>&gt;GOOGLE+&lt;/<text:span text:style-name="T1">span</text:span>&gt;&lt;/<text:span text:style-name="T1">a</text:span>&gt;&lt;/<text:span text:style-name="T1">li</text:span>&gt;<text:bookmark text:name="L256"/></text:p>
          </table:table-cell>
        </table:table-row>
        <table:table-row>
          <table:table-cell table:style-name="Tabla1.A1" office:value-type="string">
            <text:p text:style-name="P4"><text:bookmark text:name="LC256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www.linkedin.com/"</text:span>&gt;&lt;<text:span text:style-name="T1">i</text:span> <text:span text:style-name="T2">class</text:span>=<text:span text:style-name="T3">"fab fa-linkedin"</text:span>&gt;&lt;/<text:span text:style-name="T1">i</text:span>&gt;&lt;<text:span text:style-name="T1">span</text:span>&gt;LINKEDIN&lt;/<text:span text:style-name="T1">span</text:span>&gt;&lt;/<text:span text:style-name="T1">a</text:span>&gt;<text:bookmark text:name="L257"/></text:p>
          </table:table-cell>
        </table:table-row>
        <table:table-row>
          <table:table-cell table:style-name="Tabla1.A1" office:value-type="string">
            <text:p text:style-name="P4"><text:bookmark text:name="LC257"/></text:p>
          </table:table-cell>
          <table:table-cell table:style-name="Tabla1.A1" office:value-type="string">
            <text:p text:style-name="P2">&lt;/<text:span text:style-name="T1">li</text:span>&gt;<text:bookmark text:name="L258"/></text:p>
          </table:table-cell>
        </table:table-row>
        <table:table-row>
          <table:table-cell table:style-name="Tabla1.A1" office:value-type="string">
            <text:p text:style-name="P4"><text:bookmark text:name="LC258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www.instagram.com/?hl=es-la"</text:span>&gt;&lt;<text:span text:style-name="T1">i</text:span><text:bookmark text:name="L259"/></text:p>
          </table:table-cell>
        </table:table-row>
        <table:table-row>
          <table:table-cell table:style-name="Tabla1.A1" office:value-type="string">
            <text:p text:style-name="P4"><text:bookmark text:name="LC259"/></text:p>
          </table:table-cell>
          <table:table-cell table:style-name="Tabla1.A1" office:value-type="string">
            <text:p text:style-name="P2"><text:span text:style-name="T2">class</text:span>=<text:span text:style-name="T3">"fab fa-instagram"</text:span>&gt;&lt;/<text:span text:style-name="T1">i</text:span>&gt;&lt;<text:span text:style-name="T1">span</text:span>&gt;INSTAGRAM&lt;/<text:span text:style-name="T1">span</text:span>&gt;&lt;/<text:span text:style-name="T1">a</text:span>&gt;<text:bookmark text:name="L260"/></text:p>
          </table:table-cell>
        </table:table-row>
        <table:table-row>
          <table:table-cell table:style-name="Tabla1.A1" office:value-type="string">
            <text:p text:style-name="P4"><text:bookmark text:name="LC260"/></text:p>
          </table:table-cell>
          <table:table-cell table:style-name="Tabla1.A1" office:value-type="string">
            <text:p text:style-name="P2">&lt;<text:span text:style-name="T1">li</text:span>&gt;&lt;<text:span text:style-name="T1">a</text:span> <text:span text:style-name="T2">href</text:span>=<text:span text:style-name="T3">"https://www.youtube.com/"</text:span>&gt;&lt;<text:span text:style-name="T1">i</text:span> <text:span text:style-name="T2">class</text:span>=<text:span text:style-name="T3">"fab fa-youtube"</text:span>&gt;&lt;/<text:span text:style-name="T1">i</text:span>&gt;&lt;<text:span text:style-name="T1">span</text:span>&gt;YOUTUBE&lt;/<text:span text:style-name="T1">span</text:span>&gt;&lt;/<text:span text:style-name="T1">a</text:span>&gt;<text:bookmark text:name="L261"/></text:p>
          </table:table-cell>
        </table:table-row>
        <text:soft-page-break/>
        <table:table-row>
          <table:table-cell table:style-name="Tabla1.A1" office:value-type="string">
            <text:p text:style-name="P4"><text:bookmark text:name="LC261"/></text:p>
          </table:table-cell>
          <table:table-cell table:style-name="Tabla1.A1" office:value-type="string">
            <text:p text:style-name="P2">&lt;/<text:span text:style-name="T1">li</text:span>&gt;<text:bookmark text:name="L262"/></text:p>
          </table:table-cell>
        </table:table-row>
        <table:table-row>
          <table:table-cell table:style-name="Tabla1.A1" office:value-type="string">
            <text:p text:style-name="P4"><text:bookmark text:name="LC262"/></text:p>
          </table:table-cell>
          <table:table-cell table:style-name="Tabla1.A1" office:value-type="string">
            <text:p text:style-name="P2">&lt;/<text:span text:style-name="T1">li</text:span>&gt;<text:bookmark text:name="L263"/></text:p>
          </table:table-cell>
        </table:table-row>
        <table:table-row>
          <table:table-cell table:style-name="Tabla1.A1" office:value-type="string">
            <text:p text:style-name="P4"><text:bookmark text:name="LC263"/></text:p>
          </table:table-cell>
          <table:table-cell table:style-name="Tabla1.A1" office:value-type="string">
            <text:p text:style-name="P2">&lt;/<text:span text:style-name="T1">ul</text:span>&gt;<text:bookmark text:name="L264"/></text:p>
          </table:table-cell>
        </table:table-row>
        <table:table-row>
          <table:table-cell table:style-name="Tabla1.A1" office:value-type="string">
            <text:p text:style-name="P4"><text:bookmark text:name="LC264"/></text:p>
          </table:table-cell>
          <table:table-cell table:style-name="Tabla1.A1" office:value-type="string">
            <text:p text:style-name="P2">&lt;<text:span text:style-name="T1">a</text:span> <text:span text:style-name="T2">href</text:span>=<text:span text:style-name="T3">"home.html"</text:span>&gt;&lt;<text:span text:style-name="T1">i</text:span> <text:span text:style-name="T2">class</text:span>=<text:span text:style-name="T3">"fas fa-arrow-circle-up"</text:span> <text:span text:style-name="T2">id</text:span>=<text:span text:style-name="T3">"mobile-icon"</text:span>&gt;&lt;/<text:span text:style-name="T1">i</text:span>&gt;&lt;/<text:span text:style-name="T1">a</text:span>&gt;<text:bookmark text:name="L265"/></text:p>
          </table:table-cell>
        </table:table-row>
        <table:table-row>
          <table:table-cell table:style-name="Tabla1.A1" office:value-type="string">
            <text:p text:style-name="P4"><text:bookmark text:name="LC265"/></text:p>
          </table:table-cell>
          <table:table-cell table:style-name="Tabla1.A1" office:value-type="string">
            <text:p text:style-name="P2">&lt;/<text:span text:style-name="T1">div</text:span>&gt;<text:bookmark text:name="L266"/></text:p>
          </table:table-cell>
        </table:table-row>
        <table:table-row>
          <table:table-cell table:style-name="Tabla1.A1" office:value-type="string">
            <text:p text:style-name="P4"><text:bookmark text:name="LC266"/></text:p>
          </table:table-cell>
          <table:table-cell table:style-name="Tabla1.A1" office:value-type="string">
            <text:p text:style-name="P2">&lt;/<text:span text:style-name="T1">footer</text:span>&gt;<text:bookmark text:name="L267"/></text:p>
          </table:table-cell>
        </table:table-row>
        <table:table-row>
          <table:table-cell table:style-name="Tabla1.A1" office:value-type="string">
            <text:p text:style-name="P4"><text:bookmark text:name="LC267"/></text:p>
          </table:table-cell>
          <table:table-cell table:style-name="Tabla1.A1" office:value-type="string">
            <text:p text:style-name="P2">&lt;/<text:span text:style-name="T1">div</text:span>&gt;<text:bookmark text:name="L268"/></text:p>
          </table:table-cell>
        </table:table-row>
        <table:table-row>
          <table:table-cell table:style-name="Tabla1.A1" office:value-type="string">
            <text:p text:style-name="P4"><text:bookmark text:name="LC268"/></text:p>
          </table:table-cell>
          <table:table-cell table:style-name="Tabla1.A1" office:value-type="string">
            <text:p text:style-name="P2">&lt;/<text:span text:style-name="T1">body</text:span>&gt;<text:bookmark text:name="L269"/></text:p>
          </table:table-cell>
        </table:table-row>
        <table:table-row>
          <table:table-cell table:style-name="Tabla1.A1" office:value-type="string">
            <text:p text:style-name="P4"><text:bookmark text:name="LC269"/></text:p>
          </table:table-cell>
          <table:table-cell table:style-name="Tabla1.A1" office:value-type="string">
            <text:p text:style-name="P4"><text:bookmark text:name="L270"/></text:p>
          </table:table-cell>
        </table:table-row>
        <table:table-row>
          <table:table-cell table:style-name="Tabla1.A1" office:value-type="string">
            <text:p text:style-name="P4"><text:bookmark text:name="LC270"/></text:p>
          </table:table-cell>
          <table:table-cell table:style-name="Tabla1.A1" office:value-type="string">
            <text:p text:style-name="P2">&lt;/<text:span text:style-name="T1">html</text:span>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26:47.282000000</meta:creation-date>
    <dc:date>2019-05-13T03:28:34.525000000</dc:date>
    <meta:editing-duration>PT1M48S</meta:editing-duration>
    <meta:editing-cycles>1</meta:editing-cycles>
    <meta:document-statistic meta:table-count="1" meta:image-count="0" meta:object-count="0" meta:page-count="6" meta:paragraph-count="235" meta:word-count="684" meta:character-count="6426" meta:non-whitespace-character-count="5997"/>
    <meta:generator>LibreOffice/6.2.2.2$Windows_X86_64 LibreOffice_project/2b840030fec2aae0fd2658d8d4f9548af4e3518d</meta:generator>
  </office:meta>
</office:document-meta>
</file>